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802120" table:style-name="ce5">
            <text:p>5.802.120</text:p>
          </table:table-cell>
          <table:table-cell office:value-type="float" office:value="833000" table:style-name="ce5">
            <text:p>833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395200" table:style-name="ce5">
            <text:p>395.200</text:p>
          </table:table-cell>
          <table:table-cell office:value-type="float" office:value="8836120" table:style-name="ce6">
            <text:p>8.836.120</text:p>
          </table:table-cell>
          <table:table-cell office:value-type="float" office:value="8003258" table:style-name="ce6">
            <text:p>8.003.258</text:p>
          </table:table-cell>
          <table:table-cell office:value-type="percentage" office:value="0.90574347111628184" table:style-name="ce7">
            <text:p>90,6%</text:p>
          </table:table-cell>
          <table:table-cell office:value-type="float" office:value="4768733" table:style-name="ce5">
            <text:p>4.768.733</text:p>
          </table:table-cell>
          <table:table-cell office:value-type="float" office:value="3404882" table:style-name="ce5">
            <text:p>3.404.882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22895" table:style-name="ce5">
            <text:p>1.022.895</text:p>
          </table:table-cell>
          <table:table-cell office:value-type="float" office:value="136100" table:style-name="ce5">
            <text:p>136.100</text:p>
          </table:table-cell>
          <table:table-cell office:value-type="float" office:value="285700" table:style-name="ce5">
            <text:p>285.700</text:p>
          </table:table-cell>
          <table:table-cell office:value-type="float" office:value="50600" table:style-name="ce5">
            <text:p>50.600</text:p>
          </table:table-cell>
          <table:table-cell office:value-type="float" office:value="1495295" table:style-name="ce6">
            <text:p>1.495.295</text:p>
          </table:table-cell>
          <table:table-cell office:value-type="float" office:value="1298160" table:style-name="ce6">
            <text:p>1.298.160</text:p>
          </table:table-cell>
          <table:table-cell office:value-type="percentage" office:value="0.86816313837737702" table:style-name="ce7">
            <text:p>86,8%</text:p>
          </table:table-cell>
          <table:table-cell office:value-type="float" office:value="765662" table:style-name="ce5">
            <text:p>765.662</text:p>
          </table:table-cell>
          <table:table-cell office:value-type="float" office:value="592923" table:style-name="ce5">
            <text:p>592.923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67875" table:style-name="ce5">
            <text:p>867.875</text:p>
          </table:table-cell>
          <table:table-cell office:value-type="float" office:value="113200" table:style-name="ce5">
            <text:p>113.200</text:p>
          </table:table-cell>
          <table:table-cell office:value-type="float" office:value="233400" table:style-name="ce5">
            <text:p>233.400</text:p>
          </table:table-cell>
          <table:table-cell office:value-type="float" office:value="38900" table:style-name="ce5">
            <text:p>38.900</text:p>
          </table:table-cell>
          <table:table-cell office:value-type="float" office:value="1253375" table:style-name="ce6">
            <text:p>1.253.375</text:p>
          </table:table-cell>
          <table:table-cell office:value-type="float" office:value="1155453" table:style-name="ce6">
            <text:p>1.155.453</text:p>
          </table:table-cell>
          <table:table-cell office:value-type="percentage" office:value="0.92187334197666304" table:style-name="ce7">
            <text:p>92,2%</text:p>
          </table:table-cell>
          <table:table-cell office:value-type="float" office:value="680001" table:style-name="ce5">
            <text:p>680.001</text:p>
          </table:table-cell>
          <table:table-cell office:value-type="float" office:value="514458" table:style-name="ce5">
            <text:p>514.458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43310" table:style-name="ce5">
            <text:p>743.310</text:p>
          </table:table-cell>
          <table:table-cell office:value-type="float" office:value="106600" table:style-name="ce5">
            <text:p>106.600</text:p>
          </table:table-cell>
          <table:table-cell office:value-type="float" office:value="256400" table:style-name="ce5">
            <text:p>256.400</text:p>
          </table:table-cell>
          <table:table-cell office:value-type="float" office:value="102650" table:style-name="ce5">
            <text:p>102.650</text:p>
          </table:table-cell>
          <table:table-cell office:value-type="float" office:value="1208960" table:style-name="ce6">
            <text:p>1.208.960</text:p>
          </table:table-cell>
          <table:table-cell office:value-type="float" office:value="1008314" table:style-name="ce6">
            <text:p>1.008.314</text:p>
          </table:table-cell>
          <table:table-cell office:value-type="percentage" office:value="0.83403421122286925" table:style-name="ce7">
            <text:p>83,4%</text:p>
          </table:table-cell>
          <table:table-cell office:value-type="float" office:value="617152" table:style-name="ce5">
            <text:p>617.152</text:p>
          </table:table-cell>
          <table:table-cell office:value-type="float" office:value="440685" table:style-name="ce5">
            <text:p>440.685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422690" table:style-name="ce5">
            <text:p>1.422.690</text:p>
          </table:table-cell>
          <table:table-cell office:value-type="float" office:value="199900" table:style-name="ce5">
            <text:p>199.900</text:p>
          </table:table-cell>
          <table:table-cell office:value-type="float" office:value="503700" table:style-name="ce5">
            <text:p>503.700</text:p>
          </table:table-cell>
          <table:table-cell office:value-type="float" office:value="95100" table:style-name="ce5">
            <text:p>95.100</text:p>
          </table:table-cell>
          <table:table-cell office:value-type="float" office:value="2221390" table:style-name="ce6">
            <text:p>2.221.390</text:p>
          </table:table-cell>
          <table:table-cell office:value-type="float" office:value="1915816" table:style-name="ce6">
            <text:p>1.915.816</text:p>
          </table:table-cell>
          <table:table-cell office:value-type="percentage" office:value="0.86244018384885135" table:style-name="ce7">
            <text:p>86,2%</text:p>
          </table:table-cell>
          <table:table-cell office:value-type="float" office:value="1174002" table:style-name="ce5">
            <text:p>1.174.002</text:p>
          </table:table-cell>
          <table:table-cell office:value-type="float" office:value="827410" table:style-name="ce5">
            <text:p>827.410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51185" table:style-name="ce5">
            <text:p>451.185</text:p>
          </table:table-cell>
          <table:table-cell office:value-type="float" office:value="59700" table:style-name="ce5">
            <text:p>59.700</text:p>
          </table:table-cell>
          <table:table-cell office:value-type="float" office:value="130200" table:style-name="ce5">
            <text:p>130.200</text:p>
          </table:table-cell>
          <table:table-cell office:value-type="float" office:value="27500" table:style-name="ce5">
            <text:p>27.500</text:p>
          </table:table-cell>
          <table:table-cell office:value-type="float" office:value="668585" table:style-name="ce6">
            <text:p>668.585</text:p>
          </table:table-cell>
          <table:table-cell office:value-type="float" office:value="548457" table:style-name="ce6">
            <text:p>548.457</text:p>
          </table:table-cell>
          <table:table-cell office:value-type="percentage" office:value="0.82032501476999931" table:style-name="ce7">
            <text:p>82,0%</text:p>
          </table:table-cell>
          <table:table-cell office:value-type="float" office:value="331622" table:style-name="ce5">
            <text:p>331.622</text:p>
          </table:table-cell>
          <table:table-cell office:value-type="float" office:value="231401" table:style-name="ce5">
            <text:p>231.401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032005" table:style-name="ce5">
            <text:p>2.032.005</text:p>
          </table:table-cell>
          <table:table-cell office:value-type="float" office:value="273800" table:style-name="ce5">
            <text:p>273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56100" table:style-name="ce5">
            <text:p>156.100</text:p>
          </table:table-cell>
          <table:table-cell office:value-type="float" office:value="2976305" table:style-name="ce6">
            <text:p>2.976.305</text:p>
          </table:table-cell>
          <table:table-cell office:value-type="float" office:value="2484702" table:style-name="ce6">
            <text:p>2.484.702</text:p>
          </table:table-cell>
          <table:table-cell office:value-type="percentage" office:value="0.83482774782826352" table:style-name="ce7">
            <text:p>83,5%</text:p>
          </table:table-cell>
          <table:table-cell office:value-type="float" office:value="1468572" table:style-name="ce5">
            <text:p>1.468.572</text:p>
          </table:table-cell>
          <table:table-cell office:value-type="float" office:value="1120995" table:style-name="ce5">
            <text:p>1.120.995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96295" table:style-name="ce5">
            <text:p>1.496.295</text:p>
          </table:table-cell>
          <table:table-cell office:value-type="float" office:value="212900" table:style-name="ce5">
            <text:p>21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74275" table:style-name="ce5">
            <text:p>74.275</text:p>
          </table:table-cell>
          <table:table-cell office:value-type="float" office:value="2244370" table:style-name="ce6">
            <text:p>2.244.370</text:p>
          </table:table-cell>
          <table:table-cell office:value-type="float" office:value="1957256" table:style-name="ce6">
            <text:p>1.957.256</text:p>
          </table:table-cell>
          <table:table-cell office:value-type="percentage" office:value="0.87207367769128974" table:style-name="ce7">
            <text:p>87,2%</text:p>
          </table:table-cell>
          <table:table-cell office:value-type="float" office:value="1194231" table:style-name="ce5">
            <text:p>1.194.231</text:p>
          </table:table-cell>
          <table:table-cell office:value-type="float" office:value="832507" table:style-name="ce5">
            <text:p>832.507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499620" table:style-name="ce5">
            <text:p>5.499.620</text:p>
          </table:table-cell>
          <table:table-cell office:value-type="float" office:value="762200" table:style-name="ce5">
            <text:p>762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276500" table:style-name="ce5">
            <text:p>276.500</text:p>
          </table:table-cell>
          <table:table-cell office:value-type="float" office:value="8236420" table:style-name="ce6">
            <text:p>8.236.420</text:p>
          </table:table-cell>
          <table:table-cell office:value-type="float" office:value="7201044" table:style-name="ce6">
            <text:p>7.201.044</text:p>
          </table:table-cell>
          <table:table-cell office:value-type="percentage" office:value="0.87429295737711288" table:style-name="ce7">
            <text:p>87,4%</text:p>
          </table:table-cell>
          <table:table-cell office:value-type="float" office:value="4351833" table:style-name="ce5">
            <text:p>4.351.833</text:p>
          </table:table-cell>
          <table:table-cell office:value-type="float" office:value="3052323" table:style-name="ce5">
            <text:p>3.052.323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504340" table:style-name="ce5">
            <text:p>3.504.340</text:p>
          </table:table-cell>
          <table:table-cell office:value-type="float" office:value="486400" table:style-name="ce5">
            <text:p>486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180050" table:style-name="ce5">
            <text:p>180.050</text:p>
          </table:table-cell>
          <table:table-cell office:value-type="float" office:value="5180590" table:style-name="ce6">
            <text:p>5.180.590</text:p>
          </table:table-cell>
          <table:table-cell office:value-type="float" office:value="4470606" table:style-name="ce6">
            <text:p>4.470.606</text:p>
          </table:table-cell>
          <table:table-cell office:value-type="percentage" office:value="0.86295306133085226" table:style-name="ce7">
            <text:p>86,3%</text:p>
          </table:table-cell>
          <table:table-cell office:value-type="float" office:value="2663816" table:style-name="ce5">
            <text:p>2.663.816</text:p>
          </table:table-cell>
          <table:table-cell office:value-type="float" office:value="1963897" table:style-name="ce5">
            <text:p>1.963.897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22005" table:style-name="ce5">
            <text:p>822.005</text:p>
          </table:table-cell>
          <table:table-cell office:value-type="float" office:value="108100" table:style-name="ce5">
            <text:p>108.100</text:p>
          </table:table-cell>
          <table:table-cell office:value-type="float" office:value="228000" table:style-name="ce5">
            <text:p>228.000</text:p>
          </table:table-cell>
          <table:table-cell office:value-type="float" office:value="40500" table:style-name="ce5">
            <text:p>40.500</text:p>
          </table:table-cell>
          <table:table-cell office:value-type="float" office:value="1198605" table:style-name="ce6">
            <text:p>1.198.605</text:p>
          </table:table-cell>
          <table:table-cell office:value-type="float" office:value="1100609" table:style-name="ce6">
            <text:p>1.100.609</text:p>
          </table:table-cell>
          <table:table-cell office:value-type="percentage" office:value="0.91824162255288444" table:style-name="ce7">
            <text:p>91,8%</text:p>
          </table:table-cell>
          <table:table-cell office:value-type="float" office:value="657490" table:style-name="ce5">
            <text:p>657.490</text:p>
          </table:table-cell>
          <table:table-cell office:value-type="float" office:value="494517" table:style-name="ce5">
            <text:p>494.517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00885" table:style-name="ce5">
            <text:p>2.200.885</text:p>
          </table:table-cell>
          <table:table-cell office:value-type="float" office:value="288200" table:style-name="ce5">
            <text:p>288.200</text:p>
          </table:table-cell>
          <table:table-cell office:value-type="float" office:value="595400" table:style-name="ce5">
            <text:p>595.400</text:p>
          </table:table-cell>
          <table:table-cell office:value-type="float" office:value="103200" table:style-name="ce5">
            <text:p>103.200</text:p>
          </table:table-cell>
          <table:table-cell office:value-type="float" office:value="3187685" table:style-name="ce6">
            <text:p>3.187.685</text:p>
          </table:table-cell>
          <table:table-cell office:value-type="float" office:value="2908270" table:style-name="ce6">
            <text:p>2.908.270</text:p>
          </table:table-cell>
          <table:table-cell office:value-type="percentage" office:value="0.9123454795564806" table:style-name="ce7">
            <text:p>91,2%</text:p>
          </table:table-cell>
          <table:table-cell office:value-type="float" office:value="1712446" table:style-name="ce5">
            <text:p>1.712.446</text:p>
          </table:table-cell>
          <table:table-cell office:value-type="float" office:value="1323684" table:style-name="ce5">
            <text:p>1.323.684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42255" table:style-name="ce5">
            <text:p>242.255</text:p>
          </table:table-cell>
          <table:table-cell office:value-type="float" office:value="32100" table:style-name="ce5">
            <text:p>32.100</text:p>
          </table:table-cell>
          <table:table-cell office:value-type="float" office:value="61400" table:style-name="ce5">
            <text:p>61.400</text:p>
          </table:table-cell>
          <table:table-cell office:value-type="float" office:value="18150" table:style-name="ce5">
            <text:p>18.150</text:p>
          </table:table-cell>
          <table:table-cell office:value-type="float" office:value="353905" table:style-name="ce6">
            <text:p>353.905</text:p>
          </table:table-cell>
          <table:table-cell office:value-type="float" office:value="297679" table:style-name="ce6">
            <text:p>297.679</text:p>
          </table:table-cell>
          <table:table-cell office:value-type="percentage" office:value="0.84112685607719584" table:style-name="ce7">
            <text:p>84,1%</text:p>
          </table:table-cell>
          <table:table-cell office:value-type="float" office:value="169827" table:style-name="ce5">
            <text:p>169.827</text:p>
          </table:table-cell>
          <table:table-cell office:value-type="float" office:value="143423" table:style-name="ce5">
            <text:p>143.423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669395" table:style-name="ce5">
            <text:p>4.669.395</text:p>
          </table:table-cell>
          <table:table-cell office:value-type="float" office:value="672900" table:style-name="ce5">
            <text:p>672.9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292000" table:style-name="ce5">
            <text:p>292.000</text:p>
          </table:table-cell>
          <table:table-cell office:value-type="float" office:value="7143695" table:style-name="ce6">
            <text:p>7.143.695</text:p>
          </table:table-cell>
          <table:table-cell office:value-type="float" office:value="5744936" table:style-name="ce6">
            <text:p>5.744.936</text:p>
          </table:table-cell>
          <table:table-cell office:value-type="percentage" office:value="0.80419670772618368" table:style-name="ce7">
            <text:p>80,4%</text:p>
          </table:table-cell>
          <table:table-cell office:value-type="float" office:value="3469261" table:style-name="ce5">
            <text:p>3.469.261</text:p>
          </table:table-cell>
          <table:table-cell office:value-type="float" office:value="2621523" table:style-name="ce5">
            <text:p>2.621.523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22135" table:style-name="ce5">
            <text:p>1.022.13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83100" table:style-name="ce5">
            <text:p>83.100</text:p>
          </table:table-cell>
          <table:table-cell office:value-type="float" office:value="1507335" table:style-name="ce6">
            <text:p>1.507.335</text:p>
          </table:table-cell>
          <table:table-cell office:value-type="float" office:value="1317752" table:style-name="ce6">
            <text:p>1.317.752</text:p>
          </table:table-cell>
          <table:table-cell office:value-type="percentage" office:value="0.87422636640162932" table:style-name="ce7">
            <text:p>87,4%</text:p>
          </table:table-cell>
          <table:table-cell office:value-type="float" office:value="797009" table:style-name="ce5">
            <text:p>797.009</text:p>
          </table:table-cell>
          <table:table-cell office:value-type="float" office:value="570248" table:style-name="ce5">
            <text:p>570.248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80435" table:style-name="ce5">
            <text:p>480.435</text:p>
          </table:table-cell>
          <table:table-cell office:value-type="float" office:value="68600" table:style-name="ce5">
            <text:p>68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9200" table:style-name="ce5">
            <text:p>29.200</text:p>
          </table:table-cell>
          <table:table-cell office:value-type="float" office:value="723935" table:style-name="ce6">
            <text:p>723.935</text:p>
          </table:table-cell>
          <table:table-cell office:value-type="float" office:value="637943" table:style-name="ce6">
            <text:p>637.943</text:p>
          </table:table-cell>
          <table:table-cell office:value-type="percentage" office:value="0.88121585501460764" table:style-name="ce7">
            <text:p>88,1%</text:p>
          </table:table-cell>
          <table:table-cell office:value-type="float" office:value="385889" table:style-name="ce5">
            <text:p>385.889</text:p>
          </table:table-cell>
          <table:table-cell office:value-type="float" office:value="288823" table:style-name="ce5">
            <text:p>288.823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79940" table:style-name="ce5">
            <text:p>1.679.940</text:p>
          </table:table-cell>
          <table:table-cell office:value-type="float" office:value="222600" table:style-name="ce5">
            <text:p>222.600</text:p>
          </table:table-cell>
          <table:table-cell office:value-type="float" office:value="549600" table:style-name="ce5">
            <text:p>549.600</text:p>
          </table:table-cell>
          <table:table-cell office:value-type="float" office:value="84750" table:style-name="ce5">
            <text:p>84.750</text:p>
          </table:table-cell>
          <table:table-cell office:value-type="float" office:value="2536890" table:style-name="ce6">
            <text:p>2.536.890</text:p>
          </table:table-cell>
          <table:table-cell office:value-type="float" office:value="2201034" table:style-name="ce6">
            <text:p>2.201.034</text:p>
          </table:table-cell>
          <table:table-cell office:value-type="percentage" office:value="0.86761113016331015" table:style-name="ce7">
            <text:p>86,8%</text:p>
          </table:table-cell>
          <table:table-cell office:value-type="float" office:value="1345572" table:style-name="ce5">
            <text:p>1.345.572</text:p>
          </table:table-cell>
          <table:table-cell office:value-type="float" office:value="976532" table:style-name="ce5">
            <text:p>976.532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4630" table:style-name="ce5">
            <text:p>54.630</text:p>
          </table:table-cell>
          <table:table-cell office:value-type="float" office:value="7900" table:style-name="ce5">
            <text:p>7.900</text:p>
          </table:table-cell>
          <table:table-cell office:value-type="float" office:value="18100" table:style-name="ce5">
            <text:p>18.100</text:p>
          </table:table-cell>
          <table:table-cell office:value-type="float" office:value="3150" table:style-name="ce5">
            <text:p>3.150</text:p>
          </table:table-cell>
          <table:table-cell office:value-type="float" office:value="83780" table:style-name="ce6">
            <text:p>83.780</text:p>
          </table:table-cell>
          <table:table-cell office:value-type="float" office:value="73938" table:style-name="ce6">
            <text:p>73.938</text:p>
          </table:table-cell>
          <table:table-cell office:value-type="percentage" office:value="0.88252566244927189" table:style-name="ce7">
            <text:p>88,3%</text:p>
          </table:table-cell>
          <table:table-cell office:value-type="float" office:value="45960" table:style-name="ce5">
            <text:p>45.960</text:p>
          </table:table-cell>
          <table:table-cell office:value-type="float" office:value="32111" table:style-name="ce5">
            <text:p>32.111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4630" table:style-name="ce5">
            <text:p>54.63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4250" table:style-name="ce5">
            <text:p>4.250</text:p>
          </table:table-cell>
          <table:table-cell office:value-type="float" office:value="81780" table:style-name="ce6">
            <text:p>81.780</text:p>
          </table:table-cell>
          <table:table-cell office:value-type="float" office:value="67268" table:style-name="ce6">
            <text:p>67.268</text:p>
          </table:table-cell>
          <table:table-cell office:value-type="percentage" office:value="0.82254830031792614" table:style-name="ce7">
            <text:p>82,3%</text:p>
          </table:table-cell>
          <table:table-cell office:value-type="float" office:value="41476" table:style-name="ce5">
            <text:p>41.476</text:p>
          </table:table-cell>
          <table:table-cell office:value-type="float" office:value="31434" table:style-name="ce5">
            <text:p>31.434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49989" table:style-name="ce6">
            <text:p>149.989</text:p>
          </table:table-cell>
          <table:table-cell office:value-type="percentage" office:value="0.87819687104782429" table:style-name="ce7">
            <text:p>87,8%</text:p>
          </table:table-cell>
          <table:table-cell office:value-type="float" office:value="85381" table:style-name="ce5">
            <text:p>85.381</text:p>
          </table:table-cell>
          <table:table-cell office:value-type="float" office:value="65545" table:style-name="ce5">
            <text:p>65.545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490" table:style-name="ce5">
            <text:p>2.490</text:p>
          </table:table-cell>
          <table:table-cell office:value-type="float" office:value="0" table:style-name="ce5">
            <text:p>0</text:p>
          </table:table-cell>
          <table:table-cell office:value-type="float" office:value="2030" table:style-name="ce5">
            <text:p>2.030</text:p>
          </table:table-cell>
          <table:table-cell office:value-type="float" office:value="4520" table:style-name="ce6">
            <text:p>4.520</text:p>
          </table:table-cell>
          <table:table-cell office:value-type="float" office:value="1840" table:style-name="ce6">
            <text:p>1.840</text:p>
          </table:table-cell>
          <table:table-cell office:value-type="percentage" office:value="0.40707964601769914" table:style-name="ce7">
            <text:p>40,7%</text:p>
          </table:table-cell>
          <table:table-cell office:value-type="float" office:value="1594" table:style-name="ce5">
            <text:p>1.594</text:p>
          </table:table-cell>
          <table:table-cell office:value-type="float" office:value="907" table:style-name="ce5">
            <text:p>907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4115037" table:style-name="ce11">
            <text:p>34.115.037</text:p>
          </table:table-cell>
          <table:table-cell office:value-type="float" office:value="4752990" table:style-name="ce12">
            <text:p>4.752.99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059205" table:style-name="ce14">
            <text:p>2.059.205</text:p>
          </table:table-cell>
          <table:table-cell office:value-type="float" office:value="51314332" table:style-name="ce15">
            <text:p>51.314.332</text:p>
          </table:table-cell>
          <table:table-cell office:value-type="float" office:value="44544324" table:style-name="ce15">
            <text:p>44.544.324</text:p>
          </table:table-cell>
          <table:table-cell office:value-type="percentage" office:value="0.86806789183185706" table:style-name="ce16">
            <text:p>86,8%</text:p>
          </table:table-cell>
          <table:table-cell office:value-type="float" office:value="26727529" table:style-name="ce15">
            <text:p>26.727.529</text:p>
          </table:table-cell>
          <table:table-cell office:value-type="float" office:value="19530228" table:style-name="ce15">
            <text:p>19.530.22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191447" table:style-name="ce23">
            <text:p>4.191.447</text:p>
          </table:table-cell>
          <table:table-cell office:value-type="percentage" office:value="0.90524513199165735" table:style-name="ce24">
            <text:p>90,5%</text:p>
          </table:table-cell>
          <table:table-cell office:value-type="float" office:value="2630093" table:style-name="ce23">
            <text:p>2.630.093</text:p>
          </table:table-cell>
          <table:table-cell office:value-type="percentage" office:value="0.5680326829697081" table:style-name="ce24">
            <text:p>56,8%</text:p>
          </table:table-cell>
          <table:table-cell office:value-type="date" office:date-value="2021-07-05T00:00:00" table:style-name="ce25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03823" table:style-name="ce5">
            <text:p>703.823</text:p>
          </table:table-cell>
          <table:table-cell office:value-type="percentage" office:value="0.89392738569712116" table:style-name="ce26">
            <text:p>89,4%</text:p>
          </table:table-cell>
          <table:table-cell office:value-type="float" office:value="451855" table:style-name="ce5">
            <text:p>451.855</text:p>
          </table:table-cell>
          <table:table-cell office:value-type="percentage" office:value="0.57390218686256733" table:style-name="ce26">
            <text:p>57,4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2613" table:style-name="ce5">
            <text:p>622.613</text:p>
          </table:table-cell>
          <table:table-cell office:value-type="percentage" office:value="0.92052811721481742" table:style-name="ce26">
            <text:p>92,1%</text:p>
          </table:table-cell>
          <table:table-cell office:value-type="float" office:value="402229" table:style-name="ce5">
            <text:p>402.229</text:p>
          </table:table-cell>
          <table:table-cell office:value-type="percentage" office:value="0.59469221500225466" table:style-name="ce26">
            <text:p>59,5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5644" table:style-name="ce5">
            <text:p>505.644</text:p>
          </table:table-cell>
          <table:table-cell office:value-type="percentage" office:value="0.81653204318716921" table:style-name="ce26">
            <text:p>81,7%</text:p>
          </table:table-cell>
          <table:table-cell office:value-type="float" office:value="305695" table:style-name="ce5">
            <text:p>305.695</text:p>
          </table:table-cell>
          <table:table-cell office:value-type="percentage" office:value="0.4936472358855275" table:style-name="ce26">
            <text:p>49,4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94370" table:style-name="ce5">
            <text:p>994.370</text:p>
          </table:table-cell>
          <table:table-cell office:value-type="percentage" office:value="0.81619804727098122" table:style-name="ce26">
            <text:p>81,6%</text:p>
          </table:table-cell>
          <table:table-cell office:value-type="float" office:value="613314" table:style-name="ce5">
            <text:p>613.314</text:p>
          </table:table-cell>
          <table:table-cell office:value-type="percentage" office:value="0.50341994344555296" table:style-name="ce26">
            <text:p>50,3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15775" table:style-name="ce5">
            <text:p>315.775</text:p>
          </table:table-cell>
          <table:table-cell office:value-type="percentage" office:value="0.87914061238466978" table:style-name="ce26">
            <text:p>87,9%</text:p>
          </table:table-cell>
          <table:table-cell office:value-type="float" office:value="196005" table:style-name="ce5">
            <text:p>196.005</text:p>
          </table:table-cell>
          <table:table-cell office:value-type="percentage" office:value="0.54569220403913288" table:style-name="ce26">
            <text:p>54,6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90565" table:style-name="ce5">
            <text:p>1.390.565</text:p>
          </table:table-cell>
          <table:table-cell office:value-type="percentage" office:value="0.90760722710071395" table:style-name="ce26">
            <text:p>90,8%</text:p>
          </table:table-cell>
          <table:table-cell office:value-type="float" office:value="963897" table:style-name="ce5">
            <text:p>963.897</text:p>
          </table:table-cell>
          <table:table-cell office:value-type="percentage" office:value="0.62912548739591234" table:style-name="ce26">
            <text:p>62,9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42543" table:style-name="ce5">
            <text:p>1.042.543</text:p>
          </table:table-cell>
          <table:table-cell office:value-type="percentage" office:value="0.90591160057767406" table:style-name="ce26">
            <text:p>90,6%</text:p>
          </table:table-cell>
          <table:table-cell office:value-type="float" office:value="639485" table:style-name="ce5">
            <text:p>639.485</text:p>
          </table:table-cell>
          <table:table-cell office:value-type="percentage" office:value="0.55567672498440246" table:style-name="ce26">
            <text:p>55,6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33120" table:style-name="ce5">
            <text:p>3.733.120</text:p>
          </table:table-cell>
          <table:table-cell office:value-type="percentage" office:value="0.86242987640134572" table:style-name="ce26">
            <text:p>86,2%</text:p>
          </table:table-cell>
          <table:table-cell office:value-type="float" office:value="2331136" table:style-name="ce5">
            <text:p>2.331.136</text:p>
          </table:table-cell>
          <table:table-cell office:value-type="percentage" office:value="0.53854184498615831" table:style-name="ce26">
            <text:p>53,9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514544" table:style-name="ce5">
            <text:p>2.514.544</text:p>
          </table:table-cell>
          <table:table-cell office:value-type="percentage" office:value="0.86737037015318508" table:style-name="ce26">
            <text:p>86,7%</text:p>
          </table:table-cell>
          <table:table-cell office:value-type="float" office:value="1642372" table:style-name="ce5">
            <text:p>1.642.372</text:p>
          </table:table-cell>
          <table:table-cell office:value-type="percentage" office:value="0.566522124714949" table:style-name="ce26">
            <text:p>56,7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1958" table:style-name="ce5">
            <text:p>591.958</text:p>
          </table:table-cell>
          <table:table-cell office:value-type="percentage" office:value="0.9518723628691983" table:style-name="ce26">
            <text:p>95,2%</text:p>
          </table:table-cell>
          <table:table-cell office:value-type="float" office:value="402098" table:style-name="ce5">
            <text:p>402.098</text:p>
          </table:table-cell>
          <table:table-cell office:value-type="percentage" office:value="0.64657623237624784" table:style-name="ce26">
            <text:p>64,7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5844" table:style-name="ce5">
            <text:p>1.615.844</text:p>
          </table:table-cell>
          <table:table-cell office:value-type="percentage" office:value="0.93938902424915749" table:style-name="ce26">
            <text:p>93,9%</text:p>
          </table:table-cell>
          <table:table-cell office:value-type="float" office:value="1096555" table:style-name="ce5">
            <text:p>1.096.555</text:p>
          </table:table-cell>
          <table:table-cell office:value-type="percentage" office:value="0.63749454247163395" table:style-name="ce26">
            <text:p>63,7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60601" table:style-name="ce5">
            <text:p>160.601</text:p>
          </table:table-cell>
          <table:table-cell office:value-type="percentage" office:value="0.85126761757861991" table:style-name="ce26">
            <text:p>85,1%</text:p>
          </table:table-cell>
          <table:table-cell office:value-type="float" office:value="118825" table:style-name="ce5">
            <text:p>118.825</text:p>
          </table:table-cell>
          <table:table-cell office:value-type="percentage" office:value="0.62983340489025286" table:style-name="ce26">
            <text:p>63,0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169451" table:style-name="ce5">
            <text:p>3.169.451</text:p>
          </table:table-cell>
          <table:table-cell office:value-type="percentage" office:value="0.84919968491109987" table:style-name="ce26">
            <text:p>84,9%</text:p>
          </table:table-cell>
          <table:table-cell office:value-type="float" office:value="2108852" table:style-name="ce5">
            <text:p>2.108.852</text:p>
          </table:table-cell>
          <table:table-cell office:value-type="percentage" office:value="0.56503049074560319" table:style-name="ce26">
            <text:p>56,5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08956" table:style-name="ce5">
            <text:p>708.956</text:p>
          </table:table-cell>
          <table:table-cell office:value-type="percentage" office:value="0.90084270234004915" table:style-name="ce26">
            <text:p>90,1%</text:p>
          </table:table-cell>
          <table:table-cell office:value-type="float" office:value="414199" table:style-name="ce5">
            <text:p>414.199</text:p>
          </table:table-cell>
          <table:table-cell office:value-type="percentage" office:value="0.52630649358570358" table:style-name="ce26">
            <text:p>52,6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3049" table:style-name="ce5">
            <text:p>343.049</text:p>
          </table:table-cell>
          <table:table-cell office:value-type="percentage" office:value="0.91358409365695692" table:style-name="ce26">
            <text:p>91,4%</text:p>
          </table:table-cell>
          <table:table-cell office:value-type="float" office:value="217241" table:style-name="ce5">
            <text:p>217.241</text:p>
          </table:table-cell>
          <table:table-cell office:value-type="percentage" office:value="0.57854103084437203" table:style-name="ce26">
            <text:p>57,9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28336" table:style-name="ce5">
            <text:p>1.228.336</text:p>
          </table:table-cell>
          <table:table-cell office:value-type="percentage" office:value="0.90768662341309136" table:style-name="ce26">
            <text:p>90,8%</text:p>
          </table:table-cell>
          <table:table-cell office:value-type="float" office:value="805539" table:style-name="ce5">
            <text:p>805.539</text:p>
          </table:table-cell>
          <table:table-cell office:value-type="percentage" office:value="0.59525811743493495" table:style-name="ce26">
            <text:p>59,5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661" table:style-name="ce5">
            <text:p>32.661</text:p>
          </table:table-cell>
          <table:table-cell office:value-type="percentage" office:value="0.83793421930319667" table:style-name="ce26">
            <text:p>83,8%</text:p>
          </table:table-cell>
          <table:table-cell office:value-type="float" office:value="19427" table:style-name="ce5">
            <text:p>19.427</text:p>
          </table:table-cell>
          <table:table-cell office:value-type="percentage" office:value="0.49840935912566064" table:style-name="ce26">
            <text:p>49,8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127" table:style-name="ce5">
            <text:p>30.127</text:p>
          </table:table-cell>
          <table:table-cell office:value-type="percentage" office:value="0.80932169241101415" table:style-name="ce26">
            <text:p>80,9%</text:p>
          </table:table-cell>
          <table:table-cell office:value-type="float" office:value="18830" table:style-name="ce5">
            <text:p>18.830</text:p>
          </table:table-cell>
          <table:table-cell office:value-type="percentage" office:value="0.50584284754869036" table:style-name="ce26">
            <text:p>50,6%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423" table:style-name="ce5">
            <text:p>33.423</text:p>
          </table:table-cell>
          <table:table-cell office:value-type="string" table:style-name="ce26">
            <text:p>-</text:p>
          </table:table-cell>
          <table:table-cell office:value-type="float" office:value="10648" table:style-name="ce5">
            <text:p>10.648</text:p>
          </table:table-cell>
          <table:table-cell office:value-type="string" table:style-name="ce26">
            <text:p>-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754" table:style-name="ce5">
            <text:p>754</text:p>
          </table:table-cell>
          <table:table-cell office:value-type="string" table:style-name="ce26">
            <text:p>-</text:p>
          </table:table-cell>
          <table:table-cell office:value-type="float" office:value="258" table:style-name="ce5">
            <text:p>258</text:p>
          </table:table-cell>
          <table:table-cell office:value-type="string" table:style-name="ce26">
            <text:p>-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3929604" table:style-name="ce15">
            <text:p>23.929.604</text:p>
          </table:table-cell>
          <table:table-cell office:value-type="percentage" office:value="0.88444401701974906" table:style-name="ce16">
            <text:p>88,4%</text:p>
          </table:table-cell>
          <table:table-cell office:value-type="float" office:value="15388553" table:style-name="ce15">
            <text:p>15.388.553</text:p>
          </table:table-cell>
          <table:table-cell office:value-type="percentage" office:value="0.56876468291917037" table:style-name="ce16">
            <text:p>56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876" table:style-name="ce35">
            <text:p>431.876</text:p>
          </table:table-cell>
          <table:table-cell office:value-type="percentage" office:value="1" table:style-name="ce36">
            <text:p>100,0%</text:p>
          </table:table-cell>
          <table:table-cell office:value-type="float" office:value="648245" table:style-name="ce35">
            <text:p>648.245</text:p>
          </table:table-cell>
          <table:table-cell office:value-type="percentage" office:value="0.9967157712171788" table:style-name="ce36">
            <text:p>99,7%</text:p>
          </table:table-cell>
          <table:table-cell office:value-type="float" office:value="886577" table:style-name="ce35">
            <text:p>886.577</text:p>
          </table:table-cell>
          <table:table-cell office:value-type="percentage" office:value="0.9677235203520832" table:style-name="ce36">
            <text:p>96,8%</text:p>
          </table:table-cell>
          <table:table-cell office:value-type="float" office:value="1143085" table:style-name="ce35">
            <text:p>1.143.085</text:p>
          </table:table-cell>
          <table:table-cell office:value-type="percentage" office:value="0.90360950529674999" table:style-name="ce36">
            <text:p>90,4%</text:p>
          </table:table-cell>
          <table:table-cell office:value-type="float" office:value="1081664" table:style-name="ce35">
            <text:p>1.081.664</text:p>
          </table:table-cell>
          <table:table-cell office:value-type="percentage" office:value="0.78092055960736806" table:style-name="ce36">
            <text:p>78,1%</text:p>
          </table:table-cell>
          <table:table-cell office:value-type="float" office:value="457922" table:style-name="ce35">
            <text:p>457.922</text:p>
          </table:table-cell>
          <table:table-cell office:value-type="percentage" office:value="0.40160951818820451" table:style-name="ce36">
            <text:p>40,2%</text:p>
          </table:table-cell>
          <table:table-cell office:value-type="float" office:value="113486" table:style-name="ce35">
            <text:p>113.486</text:p>
          </table:table-cell>
          <table:table-cell office:value-type="percentage" office:value="0.12220245684159746" table:style-name="ce36">
            <text:p>12,2%</text:p>
          </table:table-cell>
          <table:table-cell office:value-type="float" office:value="5878" table:style-name="ce35">
            <text:p>5.878</text:p>
          </table:table-cell>
          <table:table-cell office:value-type="percentage" office:value="7.8070731179282439E-3" table:style-name="ce36">
            <text:p>0,8%</text:p>
          </table:table-cell>
          <table:table-cell office:value-type="float" office:value="4768733" table:style-name="ce35">
            <text:p>4.768.73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399287437223018" table:style-name="ce36">
            <text:p>6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54" table:style-name="ce38">
            <text:p>100.754</text:p>
          </table:table-cell>
          <table:table-cell office:value-type="percentage" office:value="1" table:style-name="ce39">
            <text:p>100,0%</text:p>
          </table:table-cell>
          <table:table-cell office:value-type="float" office:value="118202" table:style-name="ce38">
            <text:p>118.202</text:p>
          </table:table-cell>
          <table:table-cell office:value-type="percentage" office:value="0.99366987516287675" table:style-name="ce39">
            <text:p>99,4%</text:p>
          </table:table-cell>
          <table:table-cell office:value-type="float" office:value="149093" table:style-name="ce38">
            <text:p>149.093</text:p>
          </table:table-cell>
          <table:table-cell office:value-type="percentage" office:value="0.95348123325254053" table:style-name="ce39">
            <text:p>95,3%</text:p>
          </table:table-cell>
          <table:table-cell office:value-type="float" office:value="174103" table:style-name="ce38">
            <text:p>174.103</text:p>
          </table:table-cell>
          <table:table-cell office:value-type="percentage" office:value="0.87812837299385671" table:style-name="ce39">
            <text:p>87,8%</text:p>
          </table:table-cell>
          <table:table-cell office:value-type="float" office:value="161671" table:style-name="ce38">
            <text:p>161.671</text:p>
          </table:table-cell>
          <table:table-cell office:value-type="percentage" office:value="0.75215754874548135" table:style-name="ce39">
            <text:p>75,2%</text:p>
          </table:table-cell>
          <table:table-cell office:value-type="float" office:value="41841" table:style-name="ce38">
            <text:p>41.841</text:p>
          </table:table-cell>
          <table:table-cell office:value-type="percentage" office:value="0.25468390489755671" table:style-name="ce39">
            <text:p>25,5%</text:p>
          </table:table-cell>
          <table:table-cell office:value-type="float" office:value="18409" table:style-name="ce38">
            <text:p>18.409</text:p>
          </table:table-cell>
          <table:table-cell office:value-type="percentage" office:value="0.14117223027430773" table:style-name="ce39">
            <text:p>14,1%</text:p>
          </table:table-cell>
          <table:table-cell office:value-type="float" office:value="1589" table:style-name="ce38">
            <text:p>1.589</text:p>
          </table:table-cell>
          <table:table-cell office:value-type="percentage" office:value="1.541087586922577E-2" table:style-name="ce39">
            <text:p>1,5%</text:p>
          </table:table-cell>
          <table:table-cell office:value-type="float" office:value="765662" table:style-name="ce38">
            <text:p>765.66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4605521400955501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63" table:style-name="ce38">
            <text:p>88.563</text:p>
          </table:table-cell>
          <table:table-cell office:value-type="percentage" office:value="1" table:style-name="ce39">
            <text:p>100,0%</text:p>
          </table:table-cell>
          <table:table-cell office:value-type="float" office:value="113597" table:style-name="ce38">
            <text:p>113.597</text:p>
          </table:table-cell>
          <table:table-cell office:value-type="percentage" office:value="1" table:style-name="ce39">
            <text:p>100,0%</text:p>
          </table:table-cell>
          <table:table-cell office:value-type="float" office:value="142408" table:style-name="ce38">
            <text:p>142.408</text:p>
          </table:table-cell>
          <table:table-cell office:value-type="percentage" office:value="0.95159436559484667" table:style-name="ce39">
            <text:p>95,2%</text:p>
          </table:table-cell>
          <table:table-cell office:value-type="float" office:value="144753" table:style-name="ce38">
            <text:p>144.753</text:p>
          </table:table-cell>
          <table:table-cell office:value-type="percentage" office:value="0.88999354422207877" table:style-name="ce39">
            <text:p>89,0%</text:p>
          </table:table-cell>
          <table:table-cell office:value-type="float" office:value="133292" table:style-name="ce38">
            <text:p>133.292</text:p>
          </table:table-cell>
          <table:table-cell office:value-type="percentage" office:value="0.79818914565281185" table:style-name="ce39">
            <text:p>79,8%</text:p>
          </table:table-cell>
          <table:table-cell office:value-type="float" office:value="46426" table:style-name="ce38">
            <text:p>46.426</text:p>
          </table:table-cell>
          <table:table-cell office:value-type="percentage" office:value="0.40564084193235533" table:style-name="ce39">
            <text:p>40,6%</text:p>
          </table:table-cell>
          <table:table-cell office:value-type="float" office:value="10369" table:style-name="ce38">
            <text:p>10.369</text:p>
          </table:table-cell>
          <table:table-cell office:value-type="percentage" office:value="0.13106900431039931" table:style-name="ce39">
            <text:p>13,1%</text:p>
          </table:table-cell>
          <table:table-cell office:value-type="float" office:value="593" table:style-name="ce38">
            <text:p>593</text:p>
          </table:table-cell>
          <table:table-cell office:value-type="percentage" office:value="9.2656249999999996E-3" table:style-name="ce39">
            <text:p>0,9%</text:p>
          </table:table-cell>
          <table:table-cell office:value-type="float" office:value="680001" table:style-name="ce38">
            <text:p>680.00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810937043259272" table:style-name="ce39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87" table:style-name="ce38">
            <text:p>50.787</text:p>
          </table:table-cell>
          <table:table-cell office:value-type="percentage" office:value="1" table:style-name="ce39">
            <text:p>100,0%</text:p>
          </table:table-cell>
          <table:table-cell office:value-type="float" office:value="77627" table:style-name="ce38">
            <text:p>77.627</text:p>
          </table:table-cell>
          <table:table-cell office:value-type="percentage" office:value="0.96411893288290529" table:style-name="ce39">
            <text:p>96,4%</text:p>
          </table:table-cell>
          <table:table-cell office:value-type="float" office:value="101517" table:style-name="ce38">
            <text:p>101.517</text:p>
          </table:table-cell>
          <table:table-cell office:value-type="percentage" office:value="0.86595695677764417" table:style-name="ce39">
            <text:p>86,6%</text:p>
          </table:table-cell>
          <table:table-cell office:value-type="float" office:value="135995" table:style-name="ce38">
            <text:p>135.995</text:p>
          </table:table-cell>
          <table:table-cell office:value-type="percentage" office:value="0.82025006483832641" table:style-name="ce39">
            <text:p>82,0%</text:p>
          </table:table-cell>
          <table:table-cell office:value-type="float" office:value="139718" table:style-name="ce38">
            <text:p>139.718</text:p>
          </table:table-cell>
          <table:table-cell office:value-type="percentage" office:value="0.67767689113943697" table:style-name="ce39">
            <text:p>67,8%</text:p>
          </table:table-cell>
          <table:table-cell office:value-type="float" office:value="75126" table:style-name="ce38">
            <text:p>75.126</text:p>
          </table:table-cell>
          <table:table-cell office:value-type="percentage" office:value="0.41235653476922063" table:style-name="ce39">
            <text:p>41,2%</text:p>
          </table:table-cell>
          <table:table-cell office:value-type="float" office:value="29369" table:style-name="ce38">
            <text:p>29.369</text:p>
          </table:table-cell>
          <table:table-cell office:value-type="percentage" office:value="0.21290832378825883" table:style-name="ce39">
            <text:p>21,3%</text:p>
          </table:table-cell>
          <table:table-cell office:value-type="float" office:value="7013" table:style-name="ce38">
            <text:p>7.013</text:p>
          </table:table-cell>
          <table:table-cell office:value-type="percentage" office:value="7.3449937159614578E-2" table:style-name="ce39">
            <text:p>7,3%</text:p>
          </table:table-cell>
          <table:table-cell office:value-type="float" office:value="617152" table:style-name="ce38">
            <text:p>617.15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96358759144895" table:style-name="ce39">
            <text:p>5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591" table:style-name="ce38">
            <text:p>91.591</text:p>
          </table:table-cell>
          <table:table-cell office:value-type="percentage" office:value="1" table:style-name="ce39">
            <text:p>100,0%</text:p>
          </table:table-cell>
          <table:table-cell office:value-type="float" office:value="148211" table:style-name="ce38">
            <text:p>148.211</text:p>
          </table:table-cell>
          <table:table-cell office:value-type="percentage" office:value="0.95910205719240804" table:style-name="ce39">
            <text:p>95,9%</text:p>
          </table:table-cell>
          <table:table-cell office:value-type="float" office:value="210554" table:style-name="ce38">
            <text:p>210.554</text:p>
          </table:table-cell>
          <table:table-cell office:value-type="percentage" office:value="0.89562384087931535" table:style-name="ce39">
            <text:p>89,6%</text:p>
          </table:table-cell>
          <table:table-cell office:value-type="float" office:value="292048" table:style-name="ce38">
            <text:p>292.048</text:p>
          </table:table-cell>
          <table:table-cell office:value-type="percentage" office:value="0.83320399872186968" table:style-name="ce39">
            <text:p>83,3%</text:p>
          </table:table-cell>
          <table:table-cell office:value-type="float" office:value="251966" table:style-name="ce38">
            <text:p>251.966</text:p>
          </table:table-cell>
          <table:table-cell office:value-type="percentage" office:value="0.64952413359317807" table:style-name="ce39">
            <text:p>65,0%</text:p>
          </table:table-cell>
          <table:table-cell office:value-type="float" office:value="136322" table:style-name="ce38">
            <text:p>136.322</text:p>
          </table:table-cell>
          <table:table-cell office:value-type="percentage" office:value="0.43842744762554109" table:style-name="ce39">
            <text:p>43,8%</text:p>
          </table:table-cell>
          <table:table-cell office:value-type="float" office:value="40199" table:style-name="ce38">
            <text:p>40.199</text:p>
          </table:table-cell>
          <table:table-cell office:value-type="percentage" office:value="0.15967952079063191" table:style-name="ce39">
            <text:p>16,0%</text:p>
          </table:table-cell>
          <table:table-cell office:value-type="float" office:value="3111" table:style-name="ce38">
            <text:p>3.111</text:p>
          </table:table-cell>
          <table:table-cell office:value-type="percentage" office:value="1.7302847099784757E-2" table:style-name="ce39">
            <text:p>1,7%</text:p>
          </table:table-cell>
          <table:table-cell office:value-type="float" office:value="1174002" table:style-name="ce38">
            <text:p>1.174.00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9874416939433106" table:style-name="ce39">
            <text:p>5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95" table:style-name="ce38">
            <text:p>42.195</text:p>
          </table:table-cell>
          <table:table-cell office:value-type="percentage" office:value="1" table:style-name="ce39">
            <text:p>100,0%</text:p>
          </table:table-cell>
          <table:table-cell office:value-type="float" office:value="55686" table:style-name="ce38">
            <text:p>55.686</text:p>
          </table:table-cell>
          <table:table-cell office:value-type="percentage" office:value="1" table:style-name="ce39">
            <text:p>100,0%</text:p>
          </table:table-cell>
          <table:table-cell office:value-type="float" office:value="74165" table:style-name="ce38">
            <text:p>74.165</text:p>
          </table:table-cell>
          <table:table-cell office:value-type="percentage" office:value="0.95888551296140667" table:style-name="ce39">
            <text:p>95,9%</text:p>
          </table:table-cell>
          <table:table-cell office:value-type="float" office:value="79115" table:style-name="ce38">
            <text:p>79.115</text:p>
          </table:table-cell>
          <table:table-cell office:value-type="percentage" office:value="0.87940731848294873" table:style-name="ce39">
            <text:p>87,9%</text:p>
          </table:table-cell>
          <table:table-cell office:value-type="float" office:value="64614" table:style-name="ce38">
            <text:p>64.614</text:p>
          </table:table-cell>
          <table:table-cell office:value-type="percentage" office:value="0.66088432938866104" table:style-name="ce39">
            <text:p>66,1%</text:p>
          </table:table-cell>
          <table:table-cell office:value-type="float" office:value="10141" table:style-name="ce38">
            <text:p>10.141</text:p>
          </table:table-cell>
          <table:table-cell office:value-type="percentage" office:value="0.14389908191789763" table:style-name="ce39">
            <text:p>14,4%</text:p>
          </table:table-cell>
          <table:table-cell office:value-type="float" office:value="5505" table:style-name="ce38">
            <text:p>5.505</text:p>
          </table:table-cell>
          <table:table-cell office:value-type="percentage" office:value="0.108999108999109" table:style-name="ce39">
            <text:p>10,9%</text:p>
          </table:table-cell>
          <table:table-cell office:value-type="float" office:value="201" table:style-name="ce38">
            <text:p>201</text:p>
          </table:table-cell>
          <table:table-cell office:value-type="percentage" office:value="4.5720264768100444E-3" table:style-name="ce39">
            <text:p>0,5%</text:p>
          </table:table-cell>
          <table:table-cell office:value-type="float" office:value="331622" table:style-name="ce38">
            <text:p>331.62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3271306381850201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88" table:style-name="ce38">
            <text:p>228.488</text:p>
          </table:table-cell>
          <table:table-cell office:value-type="percentage" office:value="1" table:style-name="ce39">
            <text:p>100,0%</text:p>
          </table:table-cell>
          <table:table-cell office:value-type="float" office:value="248783" table:style-name="ce38">
            <text:p>248.783</text:p>
          </table:table-cell>
          <table:table-cell office:value-type="percentage" office:value="1" table:style-name="ce39">
            <text:p>100,0%</text:p>
          </table:table-cell>
          <table:table-cell office:value-type="float" office:value="308952" table:style-name="ce38">
            <text:p>308.952</text:p>
          </table:table-cell>
          <table:table-cell office:value-type="percentage" office:value="0.96979361217923565" table:style-name="ce39">
            <text:p>97,0%</text:p>
          </table:table-cell>
          <table:table-cell office:value-type="float" office:value="335784" table:style-name="ce38">
            <text:p>335.784</text:p>
          </table:table-cell>
          <table:table-cell office:value-type="percentage" office:value="0.8809182134190332" table:style-name="ce39">
            <text:p>88,1%</text:p>
          </table:table-cell>
          <table:table-cell office:value-type="float" office:value="268558" table:style-name="ce38">
            <text:p>268.558</text:p>
          </table:table-cell>
          <table:table-cell office:value-type="percentage" office:value="0.73920810338420884" table:style-name="ce39">
            <text:p>73,9%</text:p>
          </table:table-cell>
          <table:table-cell office:value-type="float" office:value="51529" table:style-name="ce38">
            <text:p>51.529</text:p>
          </table:table-cell>
          <table:table-cell office:value-type="percentage" office:value="0.19242819745838982" table:style-name="ce39">
            <text:p>19,2%</text:p>
          </table:table-cell>
          <table:table-cell office:value-type="float" office:value="25418" table:style-name="ce38">
            <text:p>25.418</text:p>
          </table:table-cell>
          <table:table-cell office:value-type="percentage" office:value="0.12046102954418358" table:style-name="ce39">
            <text:p>12,0%</text:p>
          </table:table-cell>
          <table:table-cell office:value-type="float" office:value="1060" table:style-name="ce38">
            <text:p>1.060</text:p>
          </table:table-cell>
          <table:table-cell office:value-type="percentage" office:value="6.4109542644941999E-3" table:style-name="ce39">
            <text:p>0,6%</text:p>
          </table:table-cell>
          <table:table-cell office:value-type="float" office:value="1468572" table:style-name="ce38">
            <text:p>1.468.572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7481676073508001" table:style-name="ce39">
            <text:p>6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99" table:style-name="ce38">
            <text:p>137.399</text:p>
          </table:table-cell>
          <table:table-cell office:value-type="percentage" office:value="1" table:style-name="ce39">
            <text:p>100,0%</text:p>
          </table:table-cell>
          <table:table-cell office:value-type="float" office:value="157339" table:style-name="ce38">
            <text:p>157.339</text:p>
          </table:table-cell>
          <table:table-cell office:value-type="percentage" office:value="0.98892527388262796" table:style-name="ce39">
            <text:p>98,9%</text:p>
          </table:table-cell>
          <table:table-cell office:value-type="float" office:value="213686" table:style-name="ce38">
            <text:p>213.686</text:p>
          </table:table-cell>
          <table:table-cell office:value-type="percentage" office:value="0.97821867389353789" table:style-name="ce39">
            <text:p>97,8%</text:p>
          </table:table-cell>
          <table:table-cell office:value-type="float" office:value="275080" table:style-name="ce38">
            <text:p>275.080</text:p>
          </table:table-cell>
          <table:table-cell office:value-type="percentage" office:value="0.89463311196248185" table:style-name="ce39">
            <text:p>89,5%</text:p>
          </table:table-cell>
          <table:table-cell office:value-type="float" office:value="259039" table:style-name="ce38">
            <text:p>259.039</text:p>
          </table:table-cell>
          <table:table-cell office:value-type="percentage" office:value="0.78353019464315421" table:style-name="ce39">
            <text:p>78,4%</text:p>
          </table:table-cell>
          <table:table-cell office:value-type="float" office:value="124416" table:style-name="ce38">
            <text:p>124.416</text:p>
          </table:table-cell>
          <table:table-cell office:value-type="percentage" office:value="0.46790346783201264" table:style-name="ce39">
            <text:p>46,8%</text:p>
          </table:table-cell>
          <table:table-cell office:value-type="float" office:value="26201" table:style-name="ce38">
            <text:p>26.201</text:p>
          </table:table-cell>
          <table:table-cell office:value-type="percentage" office:value="0.12013902581056357" table:style-name="ce39">
            <text:p>12,0%</text:p>
          </table:table-cell>
          <table:table-cell office:value-type="float" office:value="1071" table:style-name="ce38">
            <text:p>1.071</text:p>
          </table:table-cell>
          <table:table-cell office:value-type="percentage" office:value="6.156163060722415E-3" table:style-name="ce39">
            <text:p>0,6%</text:p>
          </table:table-cell>
          <table:table-cell office:value-type="float" office:value="1194231" table:style-name="ce38">
            <text:p>1.194.23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6023969694557227" table:style-name="ce39">
            <text:p>6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668" table:style-name="ce38">
            <text:p>455.668</text:p>
          </table:table-cell>
          <table:table-cell office:value-type="percentage" office:value="1" table:style-name="ce39">
            <text:p>100,0%</text:p>
          </table:table-cell>
          <table:table-cell office:value-type="float" office:value="611376" table:style-name="ce38">
            <text:p>611.376</text:p>
          </table:table-cell>
          <table:table-cell office:value-type="percentage" office:value="0.96235431895884094" table:style-name="ce39">
            <text:p>96,2%</text:p>
          </table:table-cell>
          <table:table-cell office:value-type="float" office:value="760908" table:style-name="ce38">
            <text:p>760.908</text:p>
          </table:table-cell>
          <table:table-cell office:value-type="percentage" office:value="0.90845574891592962" table:style-name="ce39">
            <text:p>90,8%</text:p>
          </table:table-cell>
          <table:table-cell office:value-type="float" office:value="945118" table:style-name="ce38">
            <text:p>945.118</text:p>
          </table:table-cell>
          <table:table-cell office:value-type="percentage" office:value="0.86566707578449875" table:style-name="ce39">
            <text:p>86,6%</text:p>
          </table:table-cell>
          <table:table-cell office:value-type="float" office:value="960050" table:style-name="ce38">
            <text:p>960.050</text:p>
          </table:table-cell>
          <table:table-cell office:value-type="percentage" office:value="0.72910298423017195" table:style-name="ce39">
            <text:p>72,9%</text:p>
          </table:table-cell>
          <table:table-cell office:value-type="float" office:value="455652" table:style-name="ce38">
            <text:p>455.652</text:p>
          </table:table-cell>
          <table:table-cell office:value-type="percentage" office:value="0.43617587483678777" table:style-name="ce39">
            <text:p>43,6%</text:p>
          </table:table-cell>
          <table:table-cell office:value-type="float" office:value="142811" table:style-name="ce38">
            <text:p>142.811</text:p>
          </table:table-cell>
          <table:table-cell office:value-type="percentage" office:value="0.17022892119174907" table:style-name="ce39">
            <text:p>17,0%</text:p>
          </table:table-cell>
          <table:table-cell office:value-type="float" office:value="20250" table:style-name="ce38">
            <text:p>20.250</text:p>
          </table:table-cell>
          <table:table-cell office:value-type="percentage" office:value="3.0861093077056721E-2" table:style-name="ce39">
            <text:p>3,1%</text:p>
          </table:table-cell>
          <table:table-cell office:value-type="float" office:value="4351833" table:style-name="ce38">
            <text:p>4.351.83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3360583894845346" table:style-name="ce39">
            <text:p>6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970" table:style-name="ce38">
            <text:p>294.970</text:p>
          </table:table-cell>
          <table:table-cell office:value-type="percentage" office:value="1" table:style-name="ce39">
            <text:p>100,0%</text:p>
          </table:table-cell>
          <table:table-cell office:value-type="float" office:value="429497" table:style-name="ce38">
            <text:p>429.497</text:p>
          </table:table-cell>
          <table:table-cell office:value-type="percentage" office:value="0.98089580735482873" table:style-name="ce39">
            <text:p>98,1%</text:p>
          </table:table-cell>
          <table:table-cell office:value-type="float" office:value="540272" table:style-name="ce38">
            <text:p>540.272</text:p>
          </table:table-cell>
          <table:table-cell office:value-type="percentage" office:value="0.93033571654888347" table:style-name="ce39">
            <text:p>93,0%</text:p>
          </table:table-cell>
          <table:table-cell office:value-type="float" office:value="644071" table:style-name="ce38">
            <text:p>644.071</text:p>
          </table:table-cell>
          <table:table-cell office:value-type="percentage" office:value="0.85609715897460437" table:style-name="ce39">
            <text:p>85,6%</text:p>
          </table:table-cell>
          <table:table-cell office:value-type="float" office:value="605734" table:style-name="ce38">
            <text:p>605.734</text:p>
          </table:table-cell>
          <table:table-cell office:value-type="percentage" office:value="0.71129936072373023" table:style-name="ce39">
            <text:p>71,1%</text:p>
          </table:table-cell>
          <table:table-cell office:value-type="float" office:value="89982" table:style-name="ce38">
            <text:p>89.982</text:p>
          </table:table-cell>
          <table:table-cell office:value-type="percentage" office:value="0.13869865389150671" table:style-name="ce39">
            <text:p>13,9%</text:p>
          </table:table-cell>
          <table:table-cell office:value-type="float" office:value="56648" table:style-name="ce38">
            <text:p>56.648</text:p>
          </table:table-cell>
          <table:table-cell office:value-type="percentage" office:value="0.1097561448173508" table:style-name="ce39">
            <text:p>11,0%</text:p>
          </table:table-cell>
          <table:table-cell office:value-type="float" office:value="2642" table:style-name="ce38">
            <text:p>2.642</text:p>
          </table:table-cell>
          <table:table-cell office:value-type="percentage" office:value="6.223338225005948E-3" table:style-name="ce39">
            <text:p>0,6%</text:p>
          </table:table-cell>
          <table:table-cell office:value-type="float" office:value="2663816" table:style-name="ce38">
            <text:p>2.663.81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9348119254291953" table:style-name="ce39">
            <text:p>5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33" table:style-name="ce38">
            <text:p>78.033</text:p>
          </table:table-cell>
          <table:table-cell office:value-type="percentage" office:value="1" table:style-name="ce39">
            <text:p>100,0%</text:p>
          </table:table-cell>
          <table:table-cell office:value-type="float" office:value="95421" table:style-name="ce38">
            <text:p>95.421</text:p>
          </table:table-cell>
          <table:table-cell office:value-type="percentage" office:value="1" table:style-name="ce39">
            <text:p>100,0%</text:p>
          </table:table-cell>
          <table:table-cell office:value-type="float" office:value="128510" table:style-name="ce38">
            <text:p>128.510</text:p>
          </table:table-cell>
          <table:table-cell office:value-type="percentage" office:value="1" table:style-name="ce39">
            <text:p>100,0%</text:p>
          </table:table-cell>
          <table:table-cell office:value-type="float" office:value="155130" table:style-name="ce38">
            <text:p>155.130</text:p>
          </table:table-cell>
          <table:table-cell office:value-type="percentage" office:value="0.91675728063540096" table:style-name="ce39">
            <text:p>91,7%</text:p>
          </table:table-cell>
          <table:table-cell office:value-type="float" office:value="134864" table:style-name="ce38">
            <text:p>134.864</text:p>
          </table:table-cell>
          <table:table-cell office:value-type="percentage" office:value="0.84557412818037048" table:style-name="ce39">
            <text:p>84,6%</text:p>
          </table:table-cell>
          <table:table-cell office:value-type="float" office:value="55382" table:style-name="ce38">
            <text:p>55.382</text:p>
          </table:table-cell>
          <table:table-cell office:value-type="percentage" office:value="0.41491170895796342" table:style-name="ce39">
            <text:p>41,5%</text:p>
          </table:table-cell>
          <table:table-cell office:value-type="float" office:value="9735" table:style-name="ce38">
            <text:p>9.735</text:p>
          </table:table-cell>
          <table:table-cell office:value-type="percentage" office:value="8.5907165548888109E-2" table:style-name="ce39">
            <text:p>8,6%</text:p>
          </table:table-cell>
          <table:table-cell office:value-type="float" office:value="415" table:style-name="ce38">
            <text:p>415</text:p>
          </table:table-cell>
          <table:table-cell office:value-type="percentage" office:value="4.8967551622418875E-3" table:style-name="ce39">
            <text:p>0,5%</text:p>
          </table:table-cell>
          <table:table-cell office:value-type="float" office:value="657490" table:style-name="ce38">
            <text:p>657.49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89599837220498" table:style-name="ce39">
            <text:p>6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026" table:style-name="ce38">
            <text:p>241.026</text:p>
          </table:table-cell>
          <table:table-cell office:value-type="percentage" office:value="1" table:style-name="ce39">
            <text:p>100,0%</text:p>
          </table:table-cell>
          <table:table-cell office:value-type="float" office:value="289154" table:style-name="ce38">
            <text:p>289.154</text:p>
          </table:table-cell>
          <table:table-cell office:value-type="percentage" office:value="0.99790172624429707" table:style-name="ce39">
            <text:p>99,8%</text:p>
          </table:table-cell>
          <table:table-cell office:value-type="float" office:value="334343" table:style-name="ce38">
            <text:p>334.343</text:p>
          </table:table-cell>
          <table:table-cell office:value-type="percentage" office:value="0.96372723944806837" table:style-name="ce39">
            <text:p>96,4%</text:p>
          </table:table-cell>
          <table:table-cell office:value-type="float" office:value="373158" table:style-name="ce38">
            <text:p>373.158</text:p>
          </table:table-cell>
          <table:table-cell office:value-type="percentage" office:value="0.91935972642766861" table:style-name="ce39">
            <text:p>91,9%</text:p>
          </table:table-cell>
          <table:table-cell office:value-type="float" office:value="378163" table:style-name="ce38">
            <text:p>378.163</text:p>
          </table:table-cell>
          <table:table-cell office:value-type="percentage" office:value="0.8532154387991544" table:style-name="ce39">
            <text:p>85,3%</text:p>
          </table:table-cell>
          <table:table-cell office:value-type="float" office:value="75487" table:style-name="ce38">
            <text:p>75.487</text:p>
          </table:table-cell>
          <table:table-cell office:value-type="percentage" office:value="0.23341104734576756" table:style-name="ce39">
            <text:p>23,3%</text:p>
          </table:table-cell>
          <table:table-cell office:value-type="float" office:value="20687" table:style-name="ce38">
            <text:p>20.687</text:p>
          </table:table-cell>
          <table:table-cell office:value-type="percentage" office:value="8.9561479082695114E-2" table:style-name="ce39">
            <text:p>9,0%</text:p>
          </table:table-cell>
          <table:table-cell office:value-type="float" office:value="428" table:style-name="ce38">
            <text:p>428</text:p>
          </table:table-cell>
          <table:table-cell office:value-type="percentage" office:value="2.3776853122378576E-3" table:style-name="ce39">
            <text:p>0,2%</text:p>
          </table:table-cell>
          <table:table-cell office:value-type="float" office:value="1712446" table:style-name="ce38">
            <text:p>1.712.44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9767695784513084" table:style-name="ce39">
            <text:p>6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2" table:style-name="ce38">
            <text:p>23.312</text:p>
          </table:table-cell>
          <table:table-cell office:value-type="percentage" office:value="1" table:style-name="ce39">
            <text:p>100,0%</text:p>
          </table:table-cell>
          <table:table-cell office:value-type="float" office:value="28504" table:style-name="ce38">
            <text:p>28.504</text:p>
          </table:table-cell>
          <table:table-cell office:value-type="percentage" office:value="1" table:style-name="ce39">
            <text:p>100,0%</text:p>
          </table:table-cell>
          <table:table-cell office:value-type="float" office:value="36183" table:style-name="ce38">
            <text:p>36.183</text:p>
          </table:table-cell>
          <table:table-cell office:value-type="percentage" office:value="0.9593032504374569" table:style-name="ce39">
            <text:p>95,9%</text:p>
          </table:table-cell>
          <table:table-cell office:value-type="float" office:value="42375" table:style-name="ce38">
            <text:p>42.375</text:p>
          </table:table-cell>
          <table:table-cell office:value-type="percentage" office:value="0.88903575025176229" table:style-name="ce39">
            <text:p>88,9%</text:p>
          </table:table-cell>
          <table:table-cell office:value-type="float" office:value="30227" table:style-name="ce38">
            <text:p>30.227</text:p>
          </table:table-cell>
          <table:table-cell office:value-type="percentage" office:value="0.57089164636334444" table:style-name="ce39">
            <text:p>57,1%</text:p>
          </table:table-cell>
          <table:table-cell office:value-type="float" office:value="5415" table:style-name="ce38">
            <text:p>5.415</text:p>
          </table:table-cell>
          <table:table-cell office:value-type="percentage" office:value="0.13771967750960096" table:style-name="ce39">
            <text:p>13,8%</text:p>
          </table:table-cell>
          <table:table-cell office:value-type="float" office:value="3636" table:style-name="ce38">
            <text:p>3.636</text:p>
          </table:table-cell>
          <table:table-cell office:value-type="percentage" office:value="0.11937750344737015" table:style-name="ce39">
            <text:p>11,9%</text:p>
          </table:table-cell>
          <table:table-cell office:value-type="float" office:value="175" table:style-name="ce38">
            <text:p>175</text:p>
          </table:table-cell>
          <table:table-cell office:value-type="percentage" office:value="6.8541438195206016E-3" table:style-name="ce39">
            <text:p>0,7%</text:p>
          </table:table-cell>
          <table:table-cell office:value-type="float" office:value="169827" table:style-name="ce38">
            <text:p>169.82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9804556819382326" table:style-name="ce39">
            <text:p>5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539" table:style-name="ce38">
            <text:p>371.539</text:p>
          </table:table-cell>
          <table:table-cell office:value-type="percentage" office:value="1" table:style-name="ce39">
            <text:p>100,0%</text:p>
          </table:table-cell>
          <table:table-cell office:value-type="float" office:value="506045" table:style-name="ce38">
            <text:p>506.045</text:p>
          </table:table-cell>
          <table:table-cell office:value-type="percentage" office:value="0.96191461010756896" table:style-name="ce39">
            <text:p>96,2%</text:p>
          </table:table-cell>
          <table:table-cell office:value-type="float" office:value="664100" table:style-name="ce38">
            <text:p>664.100</text:p>
          </table:table-cell>
          <table:table-cell office:value-type="percentage" office:value="0.94423188207978415" table:style-name="ce39">
            <text:p>94,4%</text:p>
          </table:table-cell>
          <table:table-cell office:value-type="float" office:value="876968" table:style-name="ce38">
            <text:p>876.968</text:p>
          </table:table-cell>
          <table:table-cell office:value-type="percentage" office:value="0.90150424092526293" table:style-name="ce39">
            <text:p>90,2%</text:p>
          </table:table-cell>
          <table:table-cell office:value-type="float" office:value="750799" table:style-name="ce38">
            <text:p>750.799</text:p>
          </table:table-cell>
          <table:table-cell office:value-type="percentage" office:value="0.64392596385330336" table:style-name="ce39">
            <text:p>64,4%</text:p>
          </table:table-cell>
          <table:table-cell office:value-type="float" office:value="205500" table:style-name="ce38">
            <text:p>205.500</text:p>
          </table:table-cell>
          <table:table-cell office:value-type="percentage" office:value="0.21639779284781602" table:style-name="ce39">
            <text:p>21,6%</text:p>
          </table:table-cell>
          <table:table-cell office:value-type="float" office:value="89159" table:style-name="ce38">
            <text:p>89.159</text:p>
          </table:table-cell>
          <table:table-cell office:value-type="percentage" office:value="0.12008350449510084" table:style-name="ce39">
            <text:p>12,0%</text:p>
          </table:table-cell>
          <table:table-cell office:value-type="float" office:value="5151" table:style-name="ce38">
            <text:p>5.151</text:p>
          </table:table-cell>
          <table:table-cell office:value-type="percentage" office:value="9.3055269518844096E-3" table:style-name="ce39">
            <text:p>0,9%</text:p>
          </table:table-cell>
          <table:table-cell office:value-type="float" office:value="3469261" table:style-name="ce38">
            <text:p>3.469.26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8034418897355389" table:style-name="ce39">
            <text:p>5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95" table:style-name="ce38">
            <text:p>73.395</text:p>
          </table:table-cell>
          <table:table-cell office:value-type="percentage" office:value="1" table:style-name="ce39">
            <text:p>100,0%</text:p>
          </table:table-cell>
          <table:table-cell office:value-type="float" office:value="101633" table:style-name="ce38">
            <text:p>101.633</text:p>
          </table:table-cell>
          <table:table-cell office:value-type="percentage" office:value="0.98769667343705969" table:style-name="ce39">
            <text:p>98,8%</text:p>
          </table:table-cell>
          <table:table-cell office:value-type="float" office:value="138541" table:style-name="ce38">
            <text:p>138.541</text:p>
          </table:table-cell>
          <table:table-cell office:value-type="percentage" office:value="0.94303956871260441" table:style-name="ce39">
            <text:p>94,3%</text:p>
          </table:table-cell>
          <table:table-cell office:value-type="float" office:value="194317" table:style-name="ce38">
            <text:p>194.317</text:p>
          </table:table-cell>
          <table:table-cell office:value-type="percentage" office:value="0.91119124432606824" table:style-name="ce39">
            <text:p>91,1%</text:p>
          </table:table-cell>
          <table:table-cell office:value-type="float" office:value="201070" table:style-name="ce38">
            <text:p>201.070</text:p>
          </table:table-cell>
          <table:table-cell office:value-type="percentage" office:value="0.79112517066222843" table:style-name="ce39">
            <text:p>79,1%</text:p>
          </table:table-cell>
          <table:table-cell office:value-type="float" office:value="68781" table:style-name="ce38">
            <text:p>68.781</text:p>
          </table:table-cell>
          <table:table-cell office:value-type="percentage" office:value="0.32909096998607673" table:style-name="ce39">
            <text:p>32,9%</text:p>
          </table:table-cell>
          <table:table-cell office:value-type="float" office:value="18305" table:style-name="ce38">
            <text:p>18.305</text:p>
          </table:table-cell>
          <table:table-cell office:value-type="percentage" office:value="0.1062711903766662" table:style-name="ce39">
            <text:p>10,6%</text:p>
          </table:table-cell>
          <table:table-cell office:value-type="float" office:value="967" table:style-name="ce38">
            <text:p>967</text:p>
          </table:table-cell>
          <table:table-cell office:value-type="percentage" office:value="6.81494636841586E-3" table:style-name="ce39">
            <text:p>0,7%</text:p>
          </table:table-cell>
          <table:table-cell office:value-type="float" office:value="797009" table:style-name="ce38">
            <text:p>797.00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0834019648326854" table:style-name="ce39">
            <text:p>6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1" table:style-name="ce38">
            <text:p>42.381</text:p>
          </table:table-cell>
          <table:table-cell office:value-type="percentage" office:value="1" table:style-name="ce39">
            <text:p>100,0%</text:p>
          </table:table-cell>
          <table:table-cell office:value-type="float" office:value="55642" table:style-name="ce38">
            <text:p>55.642</text:p>
          </table:table-cell>
          <table:table-cell office:value-type="percentage" office:value="0.9973114425007169" table:style-name="ce39">
            <text:p>99,7%</text:p>
          </table:table-cell>
          <table:table-cell office:value-type="float" office:value="69594" table:style-name="ce38">
            <text:p>69.594</text:p>
          </table:table-cell>
          <table:table-cell office:value-type="percentage" office:value="0.94244623801527549" table:style-name="ce39">
            <text:p>94,2%</text:p>
          </table:table-cell>
          <table:table-cell office:value-type="float" office:value="87637" table:style-name="ce38">
            <text:p>87.637</text:p>
          </table:table-cell>
          <table:table-cell office:value-type="percentage" office:value="0.90633338159554888" table:style-name="ce39">
            <text:p>90,6%</text:p>
          </table:table-cell>
          <table:table-cell office:value-type="float" office:value="87795" table:style-name="ce38">
            <text:p>87.795</text:p>
          </table:table-cell>
          <table:table-cell office:value-type="percentage" office:value="0.81290161293309382" table:style-name="ce39">
            <text:p>81,3%</text:p>
          </table:table-cell>
          <table:table-cell office:value-type="float" office:value="32671" table:style-name="ce38">
            <text:p>32.671</text:p>
          </table:table-cell>
          <table:table-cell office:value-type="percentage" office:value="0.40165476205111811" table:style-name="ce39">
            <text:p>40,2%</text:p>
          </table:table-cell>
          <table:table-cell office:value-type="float" office:value="9682" table:style-name="ce38">
            <text:p>9.682</text:p>
          </table:table-cell>
          <table:table-cell office:value-type="percentage" office:value="0.14211692867732323" table:style-name="ce39">
            <text:p>14,2%</text:p>
          </table:table-cell>
          <table:table-cell office:value-type="float" office:value="487" table:style-name="ce38">
            <text:p>487</text:p>
          </table:table-cell>
          <table:table-cell office:value-type="percentage" office:value="8.6365893452507621E-3" table:style-name="ce39">
            <text:p>0,9%</text:p>
          </table:table-cell>
          <table:table-cell office:value-type="float" office:value="385889" table:style-name="ce38">
            <text:p>385.88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6377628776958619" table:style-name="ce39">
            <text:p>66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822" table:style-name="ce38">
            <text:p>162.822</text:p>
          </table:table-cell>
          <table:table-cell office:value-type="percentage" office:value="1" table:style-name="ce39">
            <text:p>100,0%</text:p>
          </table:table-cell>
          <table:table-cell office:value-type="float" office:value="210558" table:style-name="ce38">
            <text:p>210.558</text:p>
          </table:table-cell>
          <table:table-cell office:value-type="percentage" office:value="0.98815943232855108" table:style-name="ce39">
            <text:p>98,8%</text:p>
          </table:table-cell>
          <table:table-cell office:value-type="float" office:value="268717" table:style-name="ce38">
            <text:p>268.717</text:p>
          </table:table-cell>
          <table:table-cell office:value-type="percentage" office:value="0.95929587068353095" table:style-name="ce39">
            <text:p>95,9%</text:p>
          </table:table-cell>
          <table:table-cell office:value-type="float" office:value="305003" table:style-name="ce38">
            <text:p>305.003</text:p>
          </table:table-cell>
          <table:table-cell office:value-type="percentage" office:value="0.89712833515208379" table:style-name="ce39">
            <text:p>89,7%</text:p>
          </table:table-cell>
          <table:table-cell office:value-type="float" office:value="281236" table:style-name="ce38">
            <text:p>281.236</text:p>
          </table:table-cell>
          <table:table-cell office:value-type="percentage" office:value="0.77660969864662988" table:style-name="ce39">
            <text:p>77,7%</text:p>
          </table:table-cell>
          <table:table-cell office:value-type="float" office:value="85754" table:style-name="ce38">
            <text:p>85.754</text:p>
          </table:table-cell>
          <table:table-cell office:value-type="percentage" office:value="0.32913568969421553" table:style-name="ce39">
            <text:p>32,9%</text:p>
          </table:table-cell>
          <table:table-cell office:value-type="float" office:value="29840" table:style-name="ce38">
            <text:p>29.840</text:p>
          </table:table-cell>
          <table:table-cell office:value-type="percentage" office:value="0.14806434646263161" table:style-name="ce39">
            <text:p>14,8%</text:p>
          </table:table-cell>
          <table:table-cell office:value-type="float" office:value="1642" table:style-name="ce38">
            <text:p>1.642</text:p>
          </table:table-cell>
          <table:table-cell office:value-type="percentage" office:value="9.7386807112439661E-3" table:style-name="ce39">
            <text:p>1,0%</text:p>
          </table:table-cell>
          <table:table-cell office:value-type="float" office:value="1345572" table:style-name="ce38">
            <text:p>1.345.57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7823117902076824" table:style-name="ce39">
            <text:p>67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0" table:style-name="ce38">
            <text:p>2.370</text:p>
          </table:table-cell>
          <table:table-cell office:value-type="percentage" office:value="0.90978886756238009" table:style-name="ce39">
            <text:p>91,0%</text:p>
          </table:table-cell>
          <table:table-cell office:value-type="float" office:value="3801" table:style-name="ce38">
            <text:p>3.801</text:p>
          </table:table-cell>
          <table:table-cell office:value-type="percentage" office:value="0.88026864289022699" table:style-name="ce39">
            <text:p>88,0%</text:p>
          </table:table-cell>
          <table:table-cell office:value-type="float" office:value="7223" table:style-name="ce38">
            <text:p>7.223</text:p>
          </table:table-cell>
          <table:table-cell office:value-type="percentage" office:value="0.91930762377497777" table:style-name="ce39">
            <text:p>91,9%</text:p>
          </table:table-cell>
          <table:table-cell office:value-type="float" office:value="9648" table:style-name="ce38">
            <text:p>9.648</text:p>
          </table:table-cell>
          <table:table-cell office:value-type="percentage" office:value="0.83489096573208721" table:style-name="ce39">
            <text:p>83,5%</text:p>
          </table:table-cell>
          <table:table-cell office:value-type="float" office:value="9619" table:style-name="ce38">
            <text:p>9.619</text:p>
          </table:table-cell>
          <table:table-cell office:value-type="percentage" office:value="0.76087644360069606" table:style-name="ce39">
            <text:p>76,1%</text:p>
          </table:table-cell>
          <table:table-cell office:value-type="float" office:value="7023" table:style-name="ce38">
            <text:p>7.023</text:p>
          </table:table-cell>
          <table:table-cell office:value-type="percentage" office:value="0.59046578106608372" table:style-name="ce39">
            <text:p>59,0%</text:p>
          </table:table-cell>
          <table:table-cell office:value-type="float" office:value="5234" table:style-name="ce38">
            <text:p>5.234</text:p>
          </table:table-cell>
          <table:table-cell office:value-type="percentage" office:value="0.47724993161302087" table:style-name="ce39">
            <text:p>47,7%</text:p>
          </table:table-cell>
          <table:table-cell office:value-type="float" office:value="1042" table:style-name="ce38">
            <text:p>1.042</text:p>
          </table:table-cell>
          <table:table-cell office:value-type="percentage" office:value="0.11417926802542187" table:style-name="ce39">
            <text:p>11,4%</text:p>
          </table:table-cell>
          <table:table-cell office:value-type="float" office:value="45960" table:style-name="ce38">
            <text:p>45.96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4764320439653356" table:style-name="ce39">
            <text:p>64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67" table:style-name="ce38">
            <text:p>1.967</text:p>
          </table:table-cell>
          <table:table-cell office:value-type="percentage" office:value="0.83737760749254997" table:style-name="ce39">
            <text:p>83,7%</text:p>
          </table:table-cell>
          <table:table-cell office:value-type="float" office:value="3237" table:style-name="ce38">
            <text:p>3.237</text:p>
          </table:table-cell>
          <table:table-cell office:value-type="percentage" office:value="0.86366061899679825" table:style-name="ce39">
            <text:p>86,4%</text:p>
          </table:table-cell>
          <table:table-cell office:value-type="float" office:value="6796" table:style-name="ce38">
            <text:p>6.796</text:p>
          </table:table-cell>
          <table:table-cell office:value-type="percentage" office:value="0.86827647885524462" table:style-name="ce39">
            <text:p>86,8%</text:p>
          </table:table-cell>
          <table:table-cell office:value-type="float" office:value="9047" table:style-name="ce38">
            <text:p>9.047</text:p>
          </table:table-cell>
          <table:table-cell office:value-type="percentage" office:value="0.80069032657757322" table:style-name="ce39">
            <text:p>80,1%</text:p>
          </table:table-cell>
          <table:table-cell office:value-type="float" office:value="9080" table:style-name="ce38">
            <text:p>9.080</text:p>
          </table:table-cell>
          <table:table-cell office:value-type="percentage" office:value="0.75654057657057161" table:style-name="ce39">
            <text:p>75,7%</text:p>
          </table:table-cell>
          <table:table-cell office:value-type="float" office:value="6982" table:style-name="ce38">
            <text:p>6.982</text:p>
          </table:table-cell>
          <table:table-cell office:value-type="percentage" office:value="0.57545536965301247" table:style-name="ce39">
            <text:p>57,5%</text:p>
          </table:table-cell>
          <table:table-cell office:value-type="float" office:value="4338" table:style-name="ce38">
            <text:p>4.338</text:p>
          </table:table-cell>
          <table:table-cell office:value-type="percentage" office:value="0.36165068778657772" table:style-name="ce39">
            <text:p>36,2%</text:p>
          </table:table-cell>
          <table:table-cell office:value-type="float" office:value="29" table:style-name="ce38">
            <text:p>29</text:p>
          </table:table-cell>
          <table:table-cell office:value-type="percentage" office:value="3.0290369751410067E-3" table:style-name="ce39">
            <text:p>0,3%</text:p>
          </table:table-cell>
          <table:table-cell office:value-type="float" office:value="41476" table:style-name="ce38">
            <text:p>41.47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8477025674284833" table:style-name="ce39">
            <text:p>58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43" table:style-name="ce38">
            <text:p>3.443</text:p>
          </table:table-cell>
          <table:table-cell office:value-type="string" table:style-name="ce39">
            <text:p>-</text:p>
          </table:table-cell>
          <table:table-cell office:value-type="float" office:value="9215" table:style-name="ce38">
            <text:p>9.215</text:p>
          </table:table-cell>
          <table:table-cell office:value-type="string" table:style-name="ce39">
            <text:p>-</text:p>
          </table:table-cell>
          <table:table-cell office:value-type="float" office:value="20718" table:style-name="ce38">
            <text:p>20.718</text:p>
          </table:table-cell>
          <table:table-cell office:value-type="string" table:style-name="ce39">
            <text:p>-</text:p>
          </table:table-cell>
          <table:table-cell office:value-type="float" office:value="28913" table:style-name="ce38">
            <text:p>28.913</text:p>
          </table:table-cell>
          <table:table-cell office:value-type="string" table:style-name="ce39">
            <text:p>-</text:p>
          </table:table-cell>
          <table:table-cell office:value-type="float" office:value="22169" table:style-name="ce38">
            <text:p>22.169</text:p>
          </table:table-cell>
          <table:table-cell office:value-type="string" table:style-name="ce39">
            <text:p>-</text:p>
          </table:table-cell>
          <table:table-cell office:value-type="float" office:value="876" table:style-name="ce38">
            <text:p>876</text:p>
          </table:table-cell>
          <table:table-cell office:value-type="string" table:style-name="ce39">
            <text:p>-</text:p>
          </table:table-cell>
          <table:table-cell office:value-type="float" office:value="85381" table:style-name="ce38">
            <text:p>85.38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54" table:style-name="ce38">
            <text:p>54</text:p>
          </table:table-cell>
          <table:table-cell office:value-type="string" table:style-name="ce39">
            <text:p>-</text:p>
          </table:table-cell>
          <table:table-cell office:value-type="float" office:value="236" table:style-name="ce38">
            <text:p>236</text:p>
          </table:table-cell>
          <table:table-cell office:value-type="string" table:style-name="ce39">
            <text:p>-</text:p>
          </table:table-cell>
          <table:table-cell office:value-type="float" office:value="451" table:style-name="ce38">
            <text:p>451</text:p>
          </table:table-cell>
          <table:table-cell office:value-type="string" table:style-name="ce39">
            <text:p>-</text:p>
          </table:table-cell>
          <table:table-cell office:value-type="float" office:value="494" table:style-name="ce38">
            <text:p>494</text:p>
          </table:table-cell>
          <table:table-cell office:value-type="string" table:style-name="ce39">
            <text:p>-</text:p>
          </table:table-cell>
          <table:table-cell office:value-type="float" office:value="330" table:style-name="ce38">
            <text:p>330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1594" table:style-name="ce38">
            <text:p>1.59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9171" table:style-name="ce43">
            <text:p>2.919.171</text:p>
          </table:table-cell>
          <table:table-cell office:value-type="percentage" office:value="1" table:style-name="ce44">
            <text:p>100,0%</text:p>
          </table:table-cell>
          <table:table-cell office:value-type="float" office:value="3902583" table:style-name="ce43">
            <text:p>3.902.583</text:p>
          </table:table-cell>
          <table:table-cell office:value-type="percentage" office:value="0.98548955883077083" table:style-name="ce44">
            <text:p>98,5%</text:p>
          </table:table-cell>
          <table:table-cell office:value-type="float" office:value="5045636" table:style-name="ce43">
            <text:p>5.045.636</text:p>
          </table:table-cell>
          <table:table-cell office:value-type="percentage" office:value="0.94540926283111859" table:style-name="ce44">
            <text:p>94,5%</text:p>
          </table:table-cell>
          <table:table-cell office:value-type="float" office:value="6231886" table:style-name="ce43">
            <text:p>6.231.886</text:p>
          </table:table-cell>
          <table:table-cell office:value-type="percentage" office:value="0.88605358561109104" table:style-name="ce44">
            <text:p>88,6%</text:p>
          </table:table-cell>
          <table:table-cell office:value-type="float" office:value="5830328" table:style-name="ce43">
            <text:p>5.830.328</text:p>
          </table:table-cell>
          <table:table-cell office:value-type="percentage" office:value="0.73878893835412918" table:style-name="ce44">
            <text:p>73,9%</text:p>
          </table:table-cell>
          <table:table-cell office:value-type="float" office:value="2061759" table:style-name="ce43">
            <text:p>2.061.759</text:p>
          </table:table-cell>
          <table:table-cell office:value-type="percentage" office:value="0.33091904327858085" table:style-name="ce44">
            <text:p>33,1%</text:p>
          </table:table-cell>
          <table:table-cell office:value-type="float" office:value="681530" table:style-name="ce43">
            <text:p>681.530</text:p>
          </table:table-cell>
          <table:table-cell office:value-type="percentage" office:value="0.13783207675381828" table:style-name="ce44">
            <text:p>13,8%</text:p>
          </table:table-cell>
          <table:table-cell office:value-type="float" office:value="54636" table:style-name="ce43">
            <text:p>54.636</text:p>
          </table:table-cell>
          <table:table-cell office:value-type="percentage" office:value="1.404999015091473E-2" table:style-name="ce44">
            <text:p>1,4%</text:p>
          </table:table-cell>
          <table:table-cell office:value-type="float" office:value="26727529" table:style-name="ce43">
            <text:p>26.727.529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63455932523179637" table:style-name="ce44">
            <text:p>63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404" table:style-name="ce35">
            <text:p>424.404</text:p>
          </table:table-cell>
          <table:table-cell office:value-type="percentage" office:value="1" table:style-name="ce36">
            <text:p>100,0%</text:p>
          </table:table-cell>
          <table:table-cell office:value-type="float" office:value="639990" table:style-name="ce35">
            <text:p>639.990</text:p>
          </table:table-cell>
          <table:table-cell office:value-type="percentage" office:value="0.98402321101016177" table:style-name="ce36">
            <text:p>98,4%</text:p>
          </table:table-cell>
          <table:table-cell office:value-type="float" office:value="542252" table:style-name="ce35">
            <text:p>542.252</text:p>
          </table:table-cell>
          <table:table-cell office:value-type="percentage" office:value="0.59188318031931553" table:style-name="ce36">
            <text:p>59,2%</text:p>
          </table:table-cell>
          <table:table-cell office:value-type="float" office:value="1023447" table:style-name="ce35">
            <text:p>1.023.447</text:p>
          </table:table-cell>
          <table:table-cell office:value-type="percentage" office:value="0.8090355812275053" table:style-name="ce36">
            <text:p>80,9%</text:p>
          </table:table-cell>
          <table:table-cell office:value-type="float" office:value="531423" table:style-name="ce35">
            <text:p>531.423</text:p>
          </table:table-cell>
          <table:table-cell office:value-type="percentage" office:value="0.38366733712892948" table:style-name="ce36">
            <text:p>38,4%</text:p>
          </table:table-cell>
          <table:table-cell office:value-type="float" office:value="143098" table:style-name="ce35">
            <text:p>143.098</text:p>
          </table:table-cell>
          <table:table-cell office:value-type="percentage" office:value="0.12550067224045949" table:style-name="ce36">
            <text:p>12,6%</text:p>
          </table:table-cell>
          <table:table-cell office:value-type="float" office:value="95790" table:style-name="ce35">
            <text:p>95.790</text:p>
          </table:table-cell>
          <table:table-cell office:value-type="percentage" office:value="0.10314728989352538" table:style-name="ce36">
            <text:p>10,3%</text:p>
          </table:table-cell>
          <table:table-cell office:value-type="float" office:value="4478" table:style-name="ce35">
            <text:p>4.478</text:p>
          </table:table-cell>
          <table:table-cell office:value-type="percentage" office:value="5.9476137159038232E-3" table:style-name="ce36">
            <text:p>0,6%</text:p>
          </table:table-cell>
          <table:table-cell office:value-type="float" office:value="3404882" table:style-name="ce35">
            <text:p>3.404.88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5691001378829105" table:style-name="ce36">
            <text:p>4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16" table:style-name="ce38">
            <text:p>99.016</text:p>
          </table:table-cell>
          <table:table-cell office:value-type="percentage" office:value="1" table:style-name="ce39">
            <text:p>100,0%</text:p>
          </table:table-cell>
          <table:table-cell office:value-type="float" office:value="116905" table:style-name="ce38">
            <text:p>116.905</text:p>
          </table:table-cell>
          <table:table-cell office:value-type="percentage" office:value="0.98276659240889408" table:style-name="ce39">
            <text:p>98,3%</text:p>
          </table:table-cell>
          <table:table-cell office:value-type="float" office:value="70354" table:style-name="ce38">
            <text:p>70.354</text:p>
          </table:table-cell>
          <table:table-cell office:value-type="percentage" office:value="0.44992869339438629" table:style-name="ce39">
            <text:p>45,0%</text:p>
          </table:table-cell>
          <table:table-cell office:value-type="float" office:value="165580" table:style-name="ce38">
            <text:p>165.580</text:p>
          </table:table-cell>
          <table:table-cell office:value-type="percentage" office:value="0.8351406696054795" table:style-name="ce39">
            <text:p>83,5%</text:p>
          </table:table-cell>
          <table:table-cell office:value-type="float" office:value="96641" table:style-name="ce38">
            <text:p>96.641</text:p>
          </table:table-cell>
          <table:table-cell office:value-type="percentage" office:value="0.44961222277534046" table:style-name="ce39">
            <text:p>45,0%</text:p>
          </table:table-cell>
          <table:table-cell office:value-type="float" office:value="26242" table:style-name="ce38">
            <text:p>26.242</text:p>
          </table:table-cell>
          <table:table-cell office:value-type="percentage" office:value="0.15973363524585174" table:style-name="ce39">
            <text:p>16,0%</text:p>
          </table:table-cell>
          <table:table-cell office:value-type="float" office:value="16878" table:style-name="ce38">
            <text:p>16.878</text:p>
          </table:table-cell>
          <table:table-cell office:value-type="percentage" office:value="0.12943152276439598" table:style-name="ce39">
            <text:p>12,9%</text:p>
          </table:table-cell>
          <table:table-cell office:value-type="float" office:value="1307" table:style-name="ce38">
            <text:p>1.307</text:p>
          </table:table-cell>
          <table:table-cell office:value-type="percentage" office:value="1.267590607997362E-2" table:style-name="ce39">
            <text:p>1,3%</text:p>
          </table:table-cell>
          <table:table-cell office:value-type="float" office:value="592923" table:style-name="ce38">
            <text:p>592.92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0030038797300558" table:style-name="ce39">
            <text:p>5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298" table:style-name="ce38">
            <text:p>87.298</text:p>
          </table:table-cell>
          <table:table-cell office:value-type="percentage" office:value="0.99398811285951771" table:style-name="ce39">
            <text:p>99,4%</text:p>
          </table:table-cell>
          <table:table-cell office:value-type="float" office:value="112144" table:style-name="ce38">
            <text:p>112.144</text:p>
          </table:table-cell>
          <table:table-cell office:value-type="percentage" office:value="1" table:style-name="ce39">
            <text:p>100,0%</text:p>
          </table:table-cell>
          <table:table-cell office:value-type="float" office:value="64564" table:style-name="ce38">
            <text:p>64.564</text:p>
          </table:table-cell>
          <table:table-cell office:value-type="percentage" office:value="0.43142757864913267" table:style-name="ce39">
            <text:p>43,1%</text:p>
          </table:table-cell>
          <table:table-cell office:value-type="float" office:value="138223" table:style-name="ce38">
            <text:p>138.223</text:p>
          </table:table-cell>
          <table:table-cell office:value-type="percentage" office:value="0.84984475391189396" table:style-name="ce39">
            <text:p>85,0%</text:p>
          </table:table-cell>
          <table:table-cell office:value-type="float" office:value="85974" table:style-name="ce38">
            <text:p>85.974</text:p>
          </table:table-cell>
          <table:table-cell office:value-type="percentage" office:value="0.51483595120753567" table:style-name="ce39">
            <text:p>51,5%</text:p>
          </table:table-cell>
          <table:table-cell office:value-type="float" office:value="15770" table:style-name="ce38">
            <text:p>15.770</text:p>
          </table:table-cell>
          <table:table-cell office:value-type="percentage" office:value="0.13778822378135622" table:style-name="ce39">
            <text:p>13,8%</text:p>
          </table:table-cell>
          <table:table-cell office:value-type="float" office:value="9947" table:style-name="ce38">
            <text:p>9.947</text:p>
          </table:table-cell>
          <table:table-cell office:value-type="percentage" office:value="0.12573472715551567" table:style-name="ce39">
            <text:p>12,6%</text:p>
          </table:table-cell>
          <table:table-cell office:value-type="float" office:value="538" table:style-name="ce38">
            <text:p>538</text:p>
          </table:table-cell>
          <table:table-cell office:value-type="percentage" office:value="8.4062500000000005E-3" table:style-name="ce39">
            <text:p>0,8%</text:p>
          </table:table-cell>
          <table:table-cell office:value-type="float" office:value="514458" table:style-name="ce38">
            <text:p>514.45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5085461711675543" table:style-name="ce39">
            <text:p>5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987" table:style-name="ce38">
            <text:p>49.987</text:p>
          </table:table-cell>
          <table:table-cell office:value-type="percentage" office:value="1" table:style-name="ce39">
            <text:p>100,0%</text:p>
          </table:table-cell>
          <table:table-cell office:value-type="float" office:value="76630" table:style-name="ce38">
            <text:p>76.630</text:p>
          </table:table-cell>
          <table:table-cell office:value-type="percentage" office:value="0.95173630085945649" table:style-name="ce39">
            <text:p>95,2%</text:p>
          </table:table-cell>
          <table:table-cell office:value-type="float" office:value="52571" table:style-name="ce38">
            <text:p>52.571</text:p>
          </table:table-cell>
          <table:table-cell office:value-type="percentage" office:value="0.44843940595917464" table:style-name="ce39">
            <text:p>44,8%</text:p>
          </table:table-cell>
          <table:table-cell office:value-type="float" office:value="126507" table:style-name="ce38">
            <text:p>126.507</text:p>
          </table:table-cell>
          <table:table-cell office:value-type="percentage" office:value="0.76302345639547153" table:style-name="ce39">
            <text:p>76,3%</text:p>
          </table:table-cell>
          <table:table-cell office:value-type="float" office:value="99045" table:style-name="ce38">
            <text:p>99.045</text:p>
          </table:table-cell>
          <table:table-cell office:value-type="percentage" office:value="0.48039986031080845" table:style-name="ce39">
            <text:p>48,0%</text:p>
          </table:table-cell>
          <table:table-cell office:value-type="float" office:value="22500" table:style-name="ce38">
            <text:p>22.500</text:p>
          </table:table-cell>
          <table:table-cell office:value-type="percentage" office:value="0.12349948130217853" table:style-name="ce39">
            <text:p>12,3%</text:p>
          </table:table-cell>
          <table:table-cell office:value-type="float" office:value="12600" table:style-name="ce38">
            <text:p>12.600</text:p>
          </table:table-cell>
          <table:table-cell office:value-type="percentage" office:value="9.1342738252308944E-2" table:style-name="ce39">
            <text:p>9,1%</text:p>
          </table:table-cell>
          <table:table-cell office:value-type="float" office:value="845" table:style-name="ce38">
            <text:p>845</text:p>
          </table:table-cell>
          <table:table-cell office:value-type="percentage" office:value="8.8500209467951407E-3" table:style-name="ce39">
            <text:p>0,9%</text:p>
          </table:table-cell>
          <table:table-cell office:value-type="float" office:value="440685" table:style-name="ce38">
            <text:p>440.68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2583732982112676" table:style-name="ce39">
            <text:p>4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088" table:style-name="ce38">
            <text:p>89.088</text:p>
          </table:table-cell>
          <table:table-cell office:value-type="percentage" office:value="0.98727780486723704" table:style-name="ce39">
            <text:p>98,7%</text:p>
          </table:table-cell>
          <table:table-cell office:value-type="float" office:value="144153" table:style-name="ce38">
            <text:p>144.153</text:p>
          </table:table-cell>
          <table:table-cell office:value-type="percentage" office:value="0.93284195404158388" table:style-name="ce39">
            <text:p>93,3%</text:p>
          </table:table-cell>
          <table:table-cell office:value-type="float" office:value="127108" table:style-name="ce38">
            <text:p>127.108</text:p>
          </table:table-cell>
          <table:table-cell office:value-type="percentage" office:value="0.54067343848365745" table:style-name="ce39">
            <text:p>54,1%</text:p>
          </table:table-cell>
          <table:table-cell office:value-type="float" office:value="252965" table:style-name="ce38">
            <text:p>252.965</text:p>
          </table:table-cell>
          <table:table-cell office:value-type="percentage" office:value="0.72170139681380385" table:style-name="ce39">
            <text:p>72,2%</text:p>
          </table:table-cell>
          <table:table-cell office:value-type="float" office:value="146753" table:style-name="ce38">
            <text:p>146.753</text:p>
          </table:table-cell>
          <table:table-cell office:value-type="percentage" office:value="0.37830348212536474" table:style-name="ce39">
            <text:p>37,8%</text:p>
          </table:table-cell>
          <table:table-cell office:value-type="float" office:value="45925" table:style-name="ce38">
            <text:p>45.925</text:p>
          </table:table-cell>
          <table:table-cell office:value-type="percentage" office:value="0.14770015501682029" table:style-name="ce39">
            <text:p>14,8%</text:p>
          </table:table-cell>
          <table:table-cell office:value-type="float" office:value="20643" table:style-name="ce38">
            <text:p>20.643</text:p>
          </table:table-cell>
          <table:table-cell office:value-type="percentage" office:value="8.1998665331998663E-2" table:style-name="ce39">
            <text:p>8,2%</text:p>
          </table:table-cell>
          <table:table-cell office:value-type="float" office:value="775" table:style-name="ce38">
            <text:p>775</text:p>
          </table:table-cell>
          <table:table-cell office:value-type="percentage" office:value="4.3104167477766592E-3" table:style-name="ce39">
            <text:p>0,4%</text:p>
          </table:table-cell>
          <table:table-cell office:value-type="float" office:value="827410" table:style-name="ce38">
            <text:p>827.41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2198131962174124" table:style-name="ce39">
            <text:p>4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49" table:style-name="ce38">
            <text:p>41.649</text:p>
          </table:table-cell>
          <table:table-cell office:value-type="percentage" office:value="1" table:style-name="ce39">
            <text:p>100,0%</text:p>
          </table:table-cell>
          <table:table-cell office:value-type="float" office:value="55114" table:style-name="ce38">
            <text:p>55.114</text:p>
          </table:table-cell>
          <table:table-cell office:value-type="percentage" office:value="1" table:style-name="ce39">
            <text:p>100,0%</text:p>
          </table:table-cell>
          <table:table-cell office:value-type="float" office:value="31308" table:style-name="ce38">
            <text:p>31.308</text:p>
          </table:table-cell>
          <table:table-cell office:value-type="percentage" office:value="0.40478376107052816" table:style-name="ce39">
            <text:p>40,5%</text:p>
          </table:table-cell>
          <table:table-cell office:value-type="float" office:value="67934" table:style-name="ce38">
            <text:p>67.934</text:p>
          </table:table-cell>
          <table:table-cell office:value-type="percentage" office:value="0.75512427193099463" table:style-name="ce39">
            <text:p>75,5%</text:p>
          </table:table-cell>
          <table:table-cell office:value-type="float" office:value="22007" table:style-name="ce38">
            <text:p>22.007</text:p>
          </table:table-cell>
          <table:table-cell office:value-type="percentage" office:value="0.22509179801368531" table:style-name="ce39">
            <text:p>22,5%</text:p>
          </table:table-cell>
          <table:table-cell office:value-type="float" office:value="8485" table:style-name="ce38">
            <text:p>8.485</text:p>
          </table:table-cell>
          <table:table-cell office:value-type="percentage" office:value="0.12040072084344358" table:style-name="ce39">
            <text:p>12,0%</text:p>
          </table:table-cell>
          <table:table-cell office:value-type="float" office:value="4788" table:style-name="ce38">
            <text:p>4.788</text:p>
          </table:table-cell>
          <table:table-cell office:value-type="percentage" office:value="9.4802494802494808E-2" table:style-name="ce39">
            <text:p>9,5%</text:p>
          </table:table-cell>
          <table:table-cell office:value-type="float" office:value="116" table:style-name="ce38">
            <text:p>116</text:p>
          </table:table-cell>
          <table:table-cell office:value-type="percentage" office:value="2.6385824443281849E-3" table:style-name="ce39">
            <text:p>0,3%</text:p>
          </table:table-cell>
          <table:table-cell office:value-type="float" office:value="231401" table:style-name="ce38">
            <text:p>231.40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4149795755608851" table:style-name="ce39">
            <text:p>4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517" table:style-name="ce38">
            <text:p>225.517</text:p>
          </table:table-cell>
          <table:table-cell office:value-type="percentage" office:value="1" table:style-name="ce39">
            <text:p>100,0%</text:p>
          </table:table-cell>
          <table:table-cell office:value-type="float" office:value="246734" table:style-name="ce38">
            <text:p>246.734</text:p>
          </table:table-cell>
          <table:table-cell office:value-type="percentage" office:value="1" table:style-name="ce39">
            <text:p>100,0%</text:p>
          </table:table-cell>
          <table:table-cell office:value-type="float" office:value="191461" table:style-name="ce38">
            <text:p>191.461</text:p>
          </table:table-cell>
          <table:table-cell office:value-type="percentage" office:value="0.60099191713097389" table:style-name="ce39">
            <text:p>60,1%</text:p>
          </table:table-cell>
          <table:table-cell office:value-type="float" office:value="300185" table:style-name="ce38">
            <text:p>300.185</text:p>
          </table:table-cell>
          <table:table-cell office:value-type="percentage" office:value="0.78752541483570537" table:style-name="ce39">
            <text:p>78,8%</text:p>
          </table:table-cell>
          <table:table-cell office:value-type="float" office:value="98576" table:style-name="ce38">
            <text:p>98.576</text:p>
          </table:table-cell>
          <table:table-cell office:value-type="percentage" office:value="0.27133125060211116" table:style-name="ce39">
            <text:p>27,1%</text:p>
          </table:table-cell>
          <table:table-cell office:value-type="float" office:value="34733" table:style-name="ce38">
            <text:p>34.733</text:p>
          </table:table-cell>
          <table:table-cell office:value-type="percentage" office:value="0.12970576922358776" table:style-name="ce39">
            <text:p>13,0%</text:p>
          </table:table-cell>
          <table:table-cell office:value-type="float" office:value="22931" table:style-name="ce38">
            <text:p>22.931</text:p>
          </table:table-cell>
          <table:table-cell office:value-type="percentage" office:value="0.10867463484450679" table:style-name="ce39">
            <text:p>10,9%</text:p>
          </table:table-cell>
          <table:table-cell office:value-type="float" office:value="858" table:style-name="ce38">
            <text:p>858</text:p>
          </table:table-cell>
          <table:table-cell office:value-type="percentage" office:value="5.1892441122037957E-3" table:style-name="ce39">
            <text:p>0,5%</text:p>
          </table:table-cell>
          <table:table-cell office:value-type="float" office:value="1120995" table:style-name="ce38">
            <text:p>1.120.99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1510325316036321" table:style-name="ce39">
            <text:p>5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248" table:style-name="ce38">
            <text:p>135.248</text:p>
          </table:table-cell>
          <table:table-cell office:value-type="percentage" office:value="1" table:style-name="ce39">
            <text:p>100,0%</text:p>
          </table:table-cell>
          <table:table-cell office:value-type="float" office:value="155614" table:style-name="ce38">
            <text:p>155.614</text:p>
          </table:table-cell>
          <table:table-cell office:value-type="percentage" office:value="0.97808310444308966" table:style-name="ce39">
            <text:p>97,8%</text:p>
          </table:table-cell>
          <table:table-cell office:value-type="float" office:value="103333" table:style-name="ce38">
            <text:p>103.333</text:p>
          </table:table-cell>
          <table:table-cell office:value-type="percentage" office:value="0.47304114555675597" table:style-name="ce39">
            <text:p>47,3%</text:p>
          </table:table-cell>
          <table:table-cell office:value-type="float" office:value="245290" table:style-name="ce38">
            <text:p>245.290</text:p>
          </table:table-cell>
          <table:table-cell office:value-type="percentage" office:value="0.797748131573641" table:style-name="ce39">
            <text:p>79,8%</text:p>
          </table:table-cell>
          <table:table-cell office:value-type="float" office:value="146573" table:style-name="ce38">
            <text:p>146.573</text:p>
          </table:table-cell>
          <table:table-cell office:value-type="percentage" office:value="0.4433478017573842" table:style-name="ce39">
            <text:p>44,3%</text:p>
          </table:table-cell>
          <table:table-cell office:value-type="float" office:value="28290" table:style-name="ce38">
            <text:p>28.290</text:p>
          </table:table-cell>
          <table:table-cell office:value-type="percentage" office:value="0.10639298084625481" table:style-name="ce39">
            <text:p>10,6%</text:p>
          </table:table-cell>
          <table:table-cell office:value-type="float" office:value="17498" table:style-name="ce38">
            <text:p>17.498</text:p>
          </table:table-cell>
          <table:table-cell office:value-type="percentage" office:value="8.0233299249389017E-2" table:style-name="ce39">
            <text:p>8,0%</text:p>
          </table:table-cell>
          <table:table-cell office:value-type="float" office:value="661" table:style-name="ce38">
            <text:p>661</text:p>
          </table:table-cell>
          <table:table-cell office:value-type="percentage" office:value="3.7994619823879705E-3" table:style-name="ce39">
            <text:p>0,4%</text:p>
          </table:table-cell>
          <table:table-cell office:value-type="float" office:value="832507" table:style-name="ce38">
            <text:p>832.50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6025783067519394" table:style-name="ce39">
            <text:p>4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601" table:style-name="ce38">
            <text:p>447.601</text:p>
          </table:table-cell>
          <table:table-cell office:value-type="percentage" office:value="1" table:style-name="ce39">
            <text:p>100,0%</text:p>
          </table:table-cell>
          <table:table-cell office:value-type="float" office:value="600387" table:style-name="ce38">
            <text:p>600.387</text:p>
          </table:table-cell>
          <table:table-cell office:value-type="percentage" office:value="0.94505676130031546" table:style-name="ce39">
            <text:p>94,5%</text:p>
          </table:table-cell>
          <table:table-cell office:value-type="float" office:value="480811" table:style-name="ce38">
            <text:p>480.811</text:p>
          </table:table-cell>
          <table:table-cell office:value-type="percentage" office:value="0.57404511069934483" table:style-name="ce39">
            <text:p>57,4%</text:p>
          </table:table-cell>
          <table:table-cell office:value-type="float" office:value="802337" table:style-name="ce38">
            <text:p>802.337</text:p>
          </table:table-cell>
          <table:table-cell office:value-type="percentage" office:value="0.73488889703053728" table:style-name="ce39">
            <text:p>73,5%</text:p>
          </table:table-cell>
          <table:table-cell office:value-type="float" office:value="483539" table:style-name="ce38">
            <text:p>483.539</text:p>
          </table:table-cell>
          <table:table-cell office:value-type="percentage" office:value="0.36722017383643885" table:style-name="ce39">
            <text:p>36,7%</text:p>
          </table:table-cell>
          <table:table-cell office:value-type="float" office:value="129471" table:style-name="ce38">
            <text:p>129.471</text:p>
          </table:table-cell>
          <table:table-cell office:value-type="percentage" office:value="0.12393696656877123" table:style-name="ce39">
            <text:p>12,4%</text:p>
          </table:table-cell>
          <table:table-cell office:value-type="float" office:value="100529" table:style-name="ce38">
            <text:p>100.529</text:p>
          </table:table-cell>
          <table:table-cell office:value-type="percentage" office:value="0.1198293073956862" table:style-name="ce39">
            <text:p>12,0%</text:p>
          </table:table-cell>
          <table:table-cell office:value-type="float" office:value="7648" table:style-name="ce38">
            <text:p>7.648</text:p>
          </table:table-cell>
          <table:table-cell office:value-type="percentage" office:value="1.1655587153250855E-2" table:style-name="ce39">
            <text:p>1,2%</text:p>
          </table:table-cell>
          <table:table-cell office:value-type="float" office:value="3052323" table:style-name="ce38">
            <text:p>3.052.32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44440346749442372" table:style-name="ce39">
            <text:p>4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0129" table:style-name="ce38">
            <text:p>290.129</text:p>
          </table:table-cell>
          <table:table-cell office:value-type="percentage" office:value="1" table:style-name="ce39">
            <text:p>100,0%</text:p>
          </table:table-cell>
          <table:table-cell office:value-type="float" office:value="419585" table:style-name="ce38">
            <text:p>419.585</text:p>
          </table:table-cell>
          <table:table-cell office:value-type="percentage" office:value="0.95825853807820727" table:style-name="ce39">
            <text:p>95,8%</text:p>
          </table:table-cell>
          <table:table-cell office:value-type="float" office:value="357570" table:style-name="ce38">
            <text:p>357.570</text:p>
          </table:table-cell>
          <table:table-cell office:value-type="percentage" office:value="0.6157271562590404" table:style-name="ce39">
            <text:p>61,6%</text:p>
          </table:table-cell>
          <table:table-cell office:value-type="float" office:value="575088" table:style-name="ce38">
            <text:p>575.088</text:p>
          </table:table-cell>
          <table:table-cell office:value-type="percentage" office:value="0.76440517110751338" table:style-name="ce39">
            <text:p>76,4%</text:p>
          </table:table-cell>
          <table:table-cell office:value-type="float" office:value="209436" table:style-name="ce38">
            <text:p>209.436</text:p>
          </table:table-cell>
          <table:table-cell office:value-type="percentage" office:value="0.24593582812345877" table:style-name="ce39">
            <text:p>24,6%</text:p>
          </table:table-cell>
          <table:table-cell office:value-type="float" office:value="66831" table:style-name="ce38">
            <text:p>66.831</text:p>
          </table:table-cell>
          <table:table-cell office:value-type="percentage" office:value="0.1030135998113321" table:style-name="ce39">
            <text:p>10,3%</text:p>
          </table:table-cell>
          <table:table-cell office:value-type="float" office:value="43607" table:style-name="ce38">
            <text:p>43.607</text:p>
          </table:table-cell>
          <table:table-cell office:value-type="percentage" office:value="8.4489058873220876E-2" table:style-name="ce39">
            <text:p>8,4%</text:p>
          </table:table-cell>
          <table:table-cell office:value-type="float" office:value="1651" table:style-name="ce38">
            <text:p>1.651</text:p>
          </table:table-cell>
          <table:table-cell office:value-type="percentage" office:value="3.8889975054825208E-3" table:style-name="ce39">
            <text:p>0,4%</text:p>
          </table:table-cell>
          <table:table-cell office:value-type="float" office:value="1963897" table:style-name="ce38">
            <text:p>1.963.89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3754370932206355" table:style-name="ce39">
            <text:p>4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59" table:style-name="ce38">
            <text:p>76.659</text:p>
          </table:table-cell>
          <table:table-cell office:value-type="percentage" office:value="1" table:style-name="ce39">
            <text:p>100,0%</text:p>
          </table:table-cell>
          <table:table-cell office:value-type="float" office:value="91057" table:style-name="ce38">
            <text:p>91.057</text:p>
          </table:table-cell>
          <table:table-cell office:value-type="percentage" office:value="0.99108581131089735" table:style-name="ce39">
            <text:p>99,1%</text:p>
          </table:table-cell>
          <table:table-cell office:value-type="float" office:value="88332" table:style-name="ce38">
            <text:p>88.332</text:p>
          </table:table-cell>
          <table:table-cell office:value-type="percentage" office:value="0.70498096522662157" table:style-name="ce39">
            <text:p>70,5%</text:p>
          </table:table-cell>
          <table:table-cell office:value-type="float" office:value="146050" table:style-name="ce38">
            <text:p>146.050</text:p>
          </table:table-cell>
          <table:table-cell office:value-type="percentage" office:value="0.86309805219364599" table:style-name="ce39">
            <text:p>86,3%</text:p>
          </table:table-cell>
          <table:table-cell office:value-type="float" office:value="64694" table:style-name="ce38">
            <text:p>64.694</text:p>
          </table:table-cell>
          <table:table-cell office:value-type="percentage" office:value="0.40562027411689466" table:style-name="ce39">
            <text:p>40,6%</text:p>
          </table:table-cell>
          <table:table-cell office:value-type="float" office:value="18899" table:style-name="ce38">
            <text:p>18.899</text:p>
          </table:table-cell>
          <table:table-cell office:value-type="percentage" office:value="0.14158781531177189" table:style-name="ce39">
            <text:p>14,2%</text:p>
          </table:table-cell>
          <table:table-cell office:value-type="float" office:value="8494" table:style-name="ce38">
            <text:p>8.494</text:p>
          </table:table-cell>
          <table:table-cell office:value-type="percentage" office:value="7.4955877162019055E-2" table:style-name="ce39">
            <text:p>7,5%</text:p>
          </table:table-cell>
          <table:table-cell office:value-type="float" office:value="332" table:style-name="ce38">
            <text:p>332</text:p>
          </table:table-cell>
          <table:table-cell office:value-type="percentage" office:value="3.9174041297935103E-3" table:style-name="ce39">
            <text:p>0,4%</text:p>
          </table:table-cell>
          <table:table-cell office:value-type="float" office:value="494517" table:style-name="ce38">
            <text:p>494.51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1866772529280902" table:style-name="ce39">
            <text:p>5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056" table:style-name="ce38">
            <text:p>239.056</text:p>
          </table:table-cell>
          <table:table-cell office:value-type="percentage" office:value="1" table:style-name="ce39">
            <text:p>100,0%</text:p>
          </table:table-cell>
          <table:table-cell office:value-type="float" office:value="287230" table:style-name="ce38">
            <text:p>287.230</text:p>
          </table:table-cell>
          <table:table-cell office:value-type="percentage" office:value="0.99126179416210547" table:style-name="ce39">
            <text:p>99,1%</text:p>
          </table:table-cell>
          <table:table-cell office:value-type="float" office:value="206870" table:style-name="ce38">
            <text:p>206.870</text:p>
          </table:table-cell>
          <table:table-cell office:value-type="percentage" office:value="0.59629259181326333" table:style-name="ce39">
            <text:p>59,6%</text:p>
          </table:table-cell>
          <table:table-cell office:value-type="float" office:value="363399" table:style-name="ce38">
            <text:p>363.399</text:p>
          </table:table-cell>
          <table:table-cell office:value-type="percentage" office:value="0.89531620714037585" table:style-name="ce39">
            <text:p>89,5%</text:p>
          </table:table-cell>
          <table:table-cell office:value-type="float" office:value="169564" table:style-name="ce38">
            <text:p>169.564</text:p>
          </table:table-cell>
          <table:table-cell office:value-type="percentage" office:value="0.38257212541824509" table:style-name="ce39">
            <text:p>38,3%</text:p>
          </table:table-cell>
          <table:table-cell office:value-type="float" office:value="38206" table:style-name="ce38">
            <text:p>38.206</text:p>
          </table:table-cell>
          <table:table-cell office:value-type="percentage" office:value="0.11813560579824865" table:style-name="ce39">
            <text:p>11,8%</text:p>
          </table:table-cell>
          <table:table-cell office:value-type="float" office:value="19039" table:style-name="ce38">
            <text:p>19.039</text:p>
          </table:table-cell>
          <table:table-cell office:value-type="percentage" office:value="8.2426693104627649E-2" table:style-name="ce39">
            <text:p>8,2%</text:p>
          </table:table-cell>
          <table:table-cell office:value-type="float" office:value="320" table:style-name="ce38">
            <text:p>320</text:p>
          </table:table-cell>
          <table:table-cell office:value-type="percentage" office:value="1.7777086446638187E-3" table:style-name="ce39">
            <text:p>0,2%</text:p>
          </table:table-cell>
          <table:table-cell office:value-type="float" office:value="1323684" table:style-name="ce38">
            <text:p>1.323.68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3928931263717172" table:style-name="ce39">
            <text:p>5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42" table:style-name="ce38">
            <text:p>23.042</text:p>
          </table:table-cell>
          <table:table-cell office:value-type="percentage" office:value="1" table:style-name="ce39">
            <text:p>100,0%</text:p>
          </table:table-cell>
          <table:table-cell office:value-type="float" office:value="28320" table:style-name="ce38">
            <text:p>28.320</text:p>
          </table:table-cell>
          <table:table-cell office:value-type="percentage" office:value="1" table:style-name="ce39">
            <text:p>100,0%</text:p>
          </table:table-cell>
          <table:table-cell office:value-type="float" office:value="27250" table:style-name="ce38">
            <text:p>27.250</text:p>
          </table:table-cell>
          <table:table-cell office:value-type="percentage" office:value="0.72246672676175827" table:style-name="ce39">
            <text:p>72,2%</text:p>
          </table:table-cell>
          <table:table-cell office:value-type="float" office:value="40213" table:style-name="ce38">
            <text:p>40.213</text:p>
          </table:table-cell>
          <table:table-cell office:value-type="percentage" office:value="0.84367656931856327" table:style-name="ce39">
            <text:p>84,4%</text:p>
          </table:table-cell>
          <table:table-cell office:value-type="float" office:value="16184" table:style-name="ce38">
            <text:p>16.184</text:p>
          </table:table-cell>
          <table:table-cell office:value-type="percentage" office:value="0.30566415472075847" table:style-name="ce39">
            <text:p>30,6%</text:p>
          </table:table-cell>
          <table:table-cell office:value-type="float" office:value="4948" table:style-name="ce38">
            <text:p>4.948</text:p>
          </table:table-cell>
          <table:table-cell office:value-type="percentage" office:value="0.12584246801800655" table:style-name="ce39">
            <text:p>12,6%</text:p>
          </table:table-cell>
          <table:table-cell office:value-type="float" office:value="3322" table:style-name="ce38">
            <text:p>3.322</text:p>
          </table:table-cell>
          <table:table-cell office:value-type="percentage" office:value="0.10906822509685468" table:style-name="ce39">
            <text:p>10,9%</text:p>
          </table:table-cell>
          <table:table-cell office:value-type="float" office:value="144" table:style-name="ce38">
            <text:p>144</text:p>
          </table:table-cell>
          <table:table-cell office:value-type="percentage" office:value="5.6399812000626666E-3" table:style-name="ce39">
            <text:p>0,6%</text:p>
          </table:table-cell>
          <table:table-cell office:value-type="float" office:value="143423" table:style-name="ce38">
            <text:p>143.42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0506391520231009" table:style-name="ce39">
            <text:p>5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041" table:style-name="ce38">
            <text:p>367.041</text:p>
          </table:table-cell>
          <table:table-cell office:value-type="percentage" office:value="1" table:style-name="ce39">
            <text:p>100,0%</text:p>
          </table:table-cell>
          <table:table-cell office:value-type="float" office:value="500792" table:style-name="ce38">
            <text:p>500.792</text:p>
          </table:table-cell>
          <table:table-cell office:value-type="percentage" office:value="0.95192945573020127" table:style-name="ce39">
            <text:p>95,2%</text:p>
          </table:table-cell>
          <table:table-cell office:value-type="float" office:value="458104" table:style-name="ce38">
            <text:p>458.104</text:p>
          </table:table-cell>
          <table:table-cell office:value-type="percentage" office:value="0.65134227090540198" table:style-name="ce39">
            <text:p>65,1%</text:p>
          </table:table-cell>
          <table:table-cell office:value-type="float" office:value="782915" table:style-name="ce38">
            <text:p>782.915</text:p>
          </table:table-cell>
          <table:table-cell office:value-type="percentage" office:value="0.80481977995092435" table:style-name="ce39">
            <text:p>80,5%</text:p>
          </table:table-cell>
          <table:table-cell office:value-type="float" office:value="306518" table:style-name="ce38">
            <text:p>306.518</text:p>
          </table:table-cell>
          <table:table-cell office:value-type="percentage" office:value="0.26288646973209456" table:style-name="ce39">
            <text:p>26,3%</text:p>
          </table:table-cell>
          <table:table-cell office:value-type="float" office:value="122744" table:style-name="ce38">
            <text:p>122.744</text:p>
          </table:table-cell>
          <table:table-cell office:value-type="percentage" office:value="0.12925319068278507" table:style-name="ce39">
            <text:p>12,9%</text:p>
          </table:table-cell>
          <table:table-cell office:value-type="float" office:value="79472" table:style-name="ce38">
            <text:p>79.472</text:p>
          </table:table-cell>
          <table:table-cell office:value-type="percentage" office:value="0.10703660055894137" table:style-name="ce39">
            <text:p>10,7%</text:p>
          </table:table-cell>
          <table:table-cell office:value-type="float" office:value="3937" table:style-name="ce38">
            <text:p>3.937</text:p>
          </table:table-cell>
          <table:table-cell office:value-type="percentage" office:value="7.1123781031972276E-3" table:style-name="ce39">
            <text:p>0,7%</text:p>
          </table:table-cell>
          <table:table-cell office:value-type="float" office:value="2621523" table:style-name="ce38">
            <text:p>2.621.52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3853305914732793" table:style-name="ce39">
            <text:p>4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082" table:style-name="ce38">
            <text:p>72.082</text:p>
          </table:table-cell>
          <table:table-cell office:value-type="percentage" office:value="1" table:style-name="ce39">
            <text:p>100,0%</text:p>
          </table:table-cell>
          <table:table-cell office:value-type="float" office:value="97882" table:style-name="ce38">
            <text:p>97.882</text:p>
          </table:table-cell>
          <table:table-cell office:value-type="percentage" office:value="0.95124345231732088" table:style-name="ce39">
            <text:p>95,1%</text:p>
          </table:table-cell>
          <table:table-cell office:value-type="float" office:value="70461" table:style-name="ce38">
            <text:p>70.461</text:p>
          </table:table-cell>
          <table:table-cell office:value-type="percentage" office:value="0.47962344036103982" table:style-name="ce39">
            <text:p>48,0%</text:p>
          </table:table-cell>
          <table:table-cell office:value-type="float" office:value="173774" table:style-name="ce38">
            <text:p>173.774</text:p>
          </table:table-cell>
          <table:table-cell office:value-type="percentage" office:value="0.81486101211689232" table:style-name="ce39">
            <text:p>81,5%</text:p>
          </table:table-cell>
          <table:table-cell office:value-type="float" office:value="116009" table:style-name="ce38">
            <text:p>116.009</text:p>
          </table:table-cell>
          <table:table-cell office:value-type="percentage" office:value="0.45644621238053645" table:style-name="ce39">
            <text:p>45,6%</text:p>
          </table:table-cell>
          <table:table-cell office:value-type="float" office:value="22524" table:style-name="ce38">
            <text:p>22.524</text:p>
          </table:table-cell>
          <table:table-cell office:value-type="percentage" office:value="0.10776878800782765" table:style-name="ce39">
            <text:p>10,8%</text:p>
          </table:table-cell>
          <table:table-cell office:value-type="float" office:value="16662" table:style-name="ce38">
            <text:p>16.662</text:p>
          </table:table-cell>
          <table:table-cell office:value-type="percentage" office:value="9.6732618085551073E-2" table:style-name="ce39">
            <text:p>9,7%</text:p>
          </table:table-cell>
          <table:table-cell office:value-type="float" office:value="854" table:style-name="ce38">
            <text:p>854</text:p>
          </table:table-cell>
          <table:table-cell office:value-type="percentage" office:value="6.0185772478046993E-3" table:style-name="ce39">
            <text:p>0,6%</text:p>
          </table:table-cell>
          <table:table-cell office:value-type="float" office:value="570248" table:style-name="ce38">
            <text:p>570.24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3525829741469785" table:style-name="ce39">
            <text:p>4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63" table:style-name="ce38">
            <text:p>41.863</text:p>
          </table:table-cell>
          <table:table-cell office:value-type="percentage" office:value="1" table:style-name="ce39">
            <text:p>100,0%</text:p>
          </table:table-cell>
          <table:table-cell office:value-type="float" office:value="55359" table:style-name="ce38">
            <text:p>55.359</text:p>
          </table:table-cell>
          <table:table-cell office:value-type="percentage" office:value="0.99223903068540298" table:style-name="ce39">
            <text:p>99,2%</text:p>
          </table:table-cell>
          <table:table-cell office:value-type="float" office:value="35117" table:style-name="ce38">
            <text:p>35.117</text:p>
          </table:table-cell>
          <table:table-cell office:value-type="percentage" office:value="0.4755565787335464" table:style-name="ce39">
            <text:p>47,6%</text:p>
          </table:table-cell>
          <table:table-cell office:value-type="float" office:value="84902" table:style-name="ce38">
            <text:p>84.902</text:p>
          </table:table-cell>
          <table:table-cell office:value-type="percentage" office:value="0.87804827600471591" table:style-name="ce39">
            <text:p>87,8%</text:p>
          </table:table-cell>
          <table:table-cell office:value-type="float" office:value="51851" table:style-name="ce38">
            <text:p>51.851</text:p>
          </table:table-cell>
          <table:table-cell office:value-type="percentage" office:value="0.4800929612414585" table:style-name="ce39">
            <text:p>48,0%</text:p>
          </table:table-cell>
          <table:table-cell office:value-type="float" office:value="11620" table:style-name="ce38">
            <text:p>11.620</text:p>
          </table:table-cell>
          <table:table-cell office:value-type="percentage" office:value="0.14285538658241231" table:style-name="ce39">
            <text:p>14,3%</text:p>
          </table:table-cell>
          <table:table-cell office:value-type="float" office:value="7779" table:style-name="ce38">
            <text:p>7.779</text:p>
          </table:table-cell>
          <table:table-cell office:value-type="percentage" office:value="0.1141838037782377" table:style-name="ce39">
            <text:p>11,4%</text:p>
          </table:table-cell>
          <table:table-cell office:value-type="float" office:value="332" table:style-name="ce38">
            <text:p>332</text:p>
          </table:table-cell>
          <table:table-cell office:value-type="percentage" office:value="5.8877775413208487E-3" table:style-name="ce39">
            <text:p>0,6%</text:p>
          </table:table-cell>
          <table:table-cell office:value-type="float" office:value="288823" table:style-name="ce38">
            <text:p>288.82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9681089319072375" table:style-name="ce39">
            <text:p>49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930" table:style-name="ce38">
            <text:p>159.930</text:p>
          </table:table-cell>
          <table:table-cell office:value-type="percentage" office:value="1.0125356125356126" table:style-name="ce39">
            <text:p>101,3%</text:p>
          </table:table-cell>
          <table:table-cell office:value-type="float" office:value="208313" table:style-name="ce38">
            <text:p>208.313</text:p>
          </table:table-cell>
          <table:table-cell office:value-type="percentage" office:value="0.97762353283493131" table:style-name="ce39">
            <text:p>97,8%</text:p>
          </table:table-cell>
          <table:table-cell office:value-type="float" office:value="151979" table:style-name="ce38">
            <text:p>151.979</text:p>
          </table:table-cell>
          <table:table-cell office:value-type="percentage" office:value="0.54255155844480385" table:style-name="ce39">
            <text:p>54,3%</text:p>
          </table:table-cell>
          <table:table-cell office:value-type="float" office:value="285317" table:style-name="ce38">
            <text:p>285.317</text:p>
          </table:table-cell>
          <table:table-cell office:value-type="percentage" office:value="0.83922441812240245" table:style-name="ce39">
            <text:p>83,9%</text:p>
          </table:table-cell>
          <table:table-cell office:value-type="float" office:value="104736" table:style-name="ce38">
            <text:p>104.736</text:p>
          </table:table-cell>
          <table:table-cell office:value-type="percentage" office:value="0.28921970657189483" table:style-name="ce39">
            <text:p>28,9%</text:p>
          </table:table-cell>
          <table:table-cell office:value-type="float" office:value="37884" table:style-name="ce38">
            <text:p>37.884</text:p>
          </table:table-cell>
          <table:table-cell office:value-type="percentage" office:value="0.14540402160104091" table:style-name="ce39">
            <text:p>14,5%</text:p>
          </table:table-cell>
          <table:table-cell office:value-type="float" office:value="27152" table:style-name="ce38">
            <text:p>27.152</text:p>
          </table:table-cell>
          <table:table-cell office:value-type="percentage" office:value="0.13472664662042136" table:style-name="ce39">
            <text:p>13,5%</text:p>
          </table:table-cell>
          <table:table-cell office:value-type="float" office:value="1221" table:style-name="ce38">
            <text:p>1.221</text:p>
          </table:table-cell>
          <table:table-cell office:value-type="percentage" office:value="7.2417351695669195E-3" table:style-name="ce39">
            <text:p>0,7%</text:p>
          </table:table-cell>
          <table:table-cell office:value-type="float" office:value="976532" table:style-name="ce38">
            <text:p>976.53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9221777036941083" table:style-name="ce39">
            <text:p>49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3" table:style-name="ce38">
            <text:p>2.333</text:p>
          </table:table-cell>
          <table:table-cell office:value-type="percentage" office:value="0.89558541266794622" table:style-name="ce39">
            <text:p>89,6%</text:p>
          </table:table-cell>
          <table:table-cell office:value-type="float" office:value="3746" table:style-name="ce38">
            <text:p>3.746</text:p>
          </table:table-cell>
          <table:table-cell office:value-type="percentage" office:value="0.86753126447429363" table:style-name="ce39">
            <text:p>86,8%</text:p>
          </table:table-cell>
          <table:table-cell office:value-type="float" office:value="4108" table:style-name="ce38">
            <text:p>4.108</text:p>
          </table:table-cell>
          <table:table-cell office:value-type="percentage" office:value="0.52284586992490778" table:style-name="ce39">
            <text:p>52,3%</text:p>
          </table:table-cell>
          <table:table-cell office:value-type="float" office:value="9240" table:style-name="ce38">
            <text:p>9.240</text:p>
          </table:table-cell>
          <table:table-cell office:value-type="percentage" office:value="0.79958463136033231" table:style-name="ce39">
            <text:p>80,0%</text:p>
          </table:table-cell>
          <table:table-cell office:value-type="float" office:value="8642" table:style-name="ce38">
            <text:p>8.642</text:p>
          </table:table-cell>
          <table:table-cell office:value-type="percentage" office:value="0.68359436797975004" table:style-name="ce39">
            <text:p>68,4%</text:p>
          </table:table-cell>
          <table:table-cell office:value-type="float" office:value="2560" table:style-name="ce38">
            <text:p>2.560</text:p>
          </table:table-cell>
          <table:table-cell office:value-type="percentage" office:value="0.21523457205313604" table:style-name="ce39">
            <text:p>21,5%</text:p>
          </table:table-cell>
          <table:table-cell office:value-type="float" office:value="1346" table:style-name="ce38">
            <text:p>1.346</text:p>
          </table:table-cell>
          <table:table-cell office:value-type="percentage" office:value="0.12273183185921401" table:style-name="ce39">
            <text:p>12,3%</text:p>
          </table:table-cell>
          <table:table-cell office:value-type="float" office:value="136" table:style-name="ce38">
            <text:p>136</text:p>
          </table:table-cell>
          <table:table-cell office:value-type="percentage" office:value="1.490247644093798E-2" table:style-name="ce39">
            <text:p>1,5%</text:p>
          </table:table-cell>
          <table:table-cell office:value-type="float" office:value="32111" table:style-name="ce38">
            <text:p>32.11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5249066441203412" table:style-name="ce39">
            <text:p>45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90" table:style-name="ce38">
            <text:p>1.890</text:p>
          </table:table-cell>
          <table:table-cell office:value-type="percentage" office:value="0.8045977011494253" table:style-name="ce39">
            <text:p>80,5%</text:p>
          </table:table-cell>
          <table:table-cell office:value-type="float" office:value="3097" table:style-name="ce38">
            <text:p>3.097</text:p>
          </table:table-cell>
          <table:table-cell office:value-type="percentage" office:value="0.82630736392742798" table:style-name="ce39">
            <text:p>82,6%</text:p>
          </table:table-cell>
          <table:table-cell office:value-type="float" office:value="5294" table:style-name="ce38">
            <text:p>5.294</text:p>
          </table:table-cell>
          <table:table-cell office:value-type="percentage" office:value="0.67637664494697836" table:style-name="ce39">
            <text:p>67,6%</text:p>
          </table:table-cell>
          <table:table-cell office:value-type="float" office:value="8549" table:style-name="ce38">
            <text:p>8.549</text:p>
          </table:table-cell>
          <table:table-cell office:value-type="percentage" office:value="0.75661562970174356" table:style-name="ce39">
            <text:p>75,7%</text:p>
          </table:table-cell>
          <table:table-cell office:value-type="float" office:value="8299" table:style-name="ce38">
            <text:p>8.299</text:p>
          </table:table-cell>
          <table:table-cell office:value-type="percentage" office:value="0.69146808865189135" table:style-name="ce39">
            <text:p>69,1%</text:p>
          </table:table-cell>
          <table:table-cell office:value-type="float" office:value="3014" table:style-name="ce38">
            <text:p>3.014</text:p>
          </table:table-cell>
          <table:table-cell office:value-type="percentage" office:value="0.2484134179510426" table:style-name="ce39">
            <text:p>24,8%</text:p>
          </table:table-cell>
          <table:table-cell office:value-type="float" office:value="1268" table:style-name="ce38">
            <text:p>1.268</text:p>
          </table:table-cell>
          <table:table-cell office:value-type="percentage" office:value="0.10571071279699874" table:style-name="ce39">
            <text:p>10,6%</text:p>
          </table:table-cell>
          <table:table-cell office:value-type="float" office:value="23" table:style-name="ce38">
            <text:p>23</text:p>
          </table:table-cell>
          <table:table-cell office:value-type="percentage" office:value="2.4023396699394193E-3" table:style-name="ce39">
            <text:p>0,2%</text:p>
          </table:table-cell>
          <table:table-cell office:value-type="float" office:value="31434" table:style-name="ce38">
            <text:p>31.43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4318806660369114" table:style-name="ce39">
            <text:p>44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754" table:style-name="ce38">
            <text:p>2.754</text:p>
          </table:table-cell>
          <table:table-cell office:value-type="string" table:style-name="ce39">
            <text:p>-</text:p>
          </table:table-cell>
          <table:table-cell office:value-type="float" office:value="7861" table:style-name="ce38">
            <text:p>7.861</text:p>
          </table:table-cell>
          <table:table-cell office:value-type="string" table:style-name="ce39">
            <text:p>-</text:p>
          </table:table-cell>
          <table:table-cell office:value-type="float" office:value="16995" table:style-name="ce38">
            <text:p>16.995</text:p>
          </table:table-cell>
          <table:table-cell office:value-type="string" table:style-name="ce39">
            <text:p>-</text:p>
          </table:table-cell>
          <table:table-cell office:value-type="float" office:value="21947" table:style-name="ce38">
            <text:p>21.947</text:p>
          </table:table-cell>
          <table:table-cell office:value-type="string" table:style-name="ce39">
            <text:p>-</text:p>
          </table:table-cell>
          <table:table-cell office:value-type="float" office:value="15430" table:style-name="ce38">
            <text:p>15.430</text:p>
          </table:table-cell>
          <table:table-cell office:value-type="string" table:style-name="ce39">
            <text:p>-</text:p>
          </table:table-cell>
          <table:table-cell office:value-type="float" office:value="525" table:style-name="ce38">
            <text:p>525</text:p>
          </table:table-cell>
          <table:table-cell office:value-type="string" table:style-name="ce39">
            <text:p>-</text:p>
          </table:table-cell>
          <table:table-cell office:value-type="float" office:value="65545" table:style-name="ce38">
            <text:p>65.54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4" table:style-name="ce46">
            <text:p>4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7">
            <text:p>-</text:p>
          </table:table-cell>
          <table:table-cell office:value-type="float" office:value="42" table:style-name="ce46">
            <text:p>42</text:p>
          </table:table-cell>
          <table:table-cell office:value-type="string" table:style-name="ce47">
            <text:p>-</text:p>
          </table:table-cell>
          <table:table-cell office:value-type="float" office:value="204" table:style-name="ce46">
            <text:p>204</text:p>
          </table:table-cell>
          <table:table-cell office:value-type="string" table:style-name="ce47">
            <text:p>-</text:p>
          </table:table-cell>
          <table:table-cell office:value-type="float" office:value="273" table:style-name="ce46">
            <text:p>273</text:p>
          </table:table-cell>
          <table:table-cell office:value-type="string" table:style-name="ce47">
            <text:p>-</text:p>
          </table:table-cell>
          <table:table-cell office:value-type="float" office:value="232" table:style-name="ce46">
            <text:p>232</text:p>
          </table:table-cell>
          <table:table-cell office:value-type="string" table:style-name="ce47">
            <text:p>-</text:p>
          </table:table-cell>
          <table:table-cell office:value-type="float" office:value="136" table:style-name="ce46">
            <text:p>136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7">
            <text:p>-</text:p>
          </table:table-cell>
          <table:table-cell office:value-type="float" office:value="907" table:style-name="ce46">
            <text:p>90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73857" table:style-name="ce43">
            <text:p>2.873.857</text:p>
          </table:table-cell>
          <table:table-cell office:value-type="percentage" office:value="1" table:style-name="ce44">
            <text:p>100,0%</text:p>
          </table:table-cell>
          <table:table-cell office:value-type="float" office:value="3843073" table:style-name="ce43">
            <text:p>3.843.073</text:p>
          </table:table-cell>
          <table:table-cell office:value-type="percentage" office:value="0.97046195182125461" table:style-name="ce44">
            <text:p>97,0%</text:p>
          </table:table-cell>
          <table:table-cell office:value-type="float" office:value="3071643" table:style-name="ce43">
            <text:p>3.071.643</text:p>
          </table:table-cell>
          <table:table-cell office:value-type="percentage" office:value="0.57553889030250405" table:style-name="ce44">
            <text:p>57,6%</text:p>
          </table:table-cell>
          <table:table-cell office:value-type="float" office:value="5599980" table:style-name="ce43">
            <text:p>5.599.980</text:p>
          </table:table-cell>
          <table:table-cell office:value-type="percentage" office:value="0.79620878147488539" table:style-name="ce44">
            <text:p>79,6%</text:p>
          </table:table-cell>
          <table:table-cell office:value-type="float" office:value="2783732" table:style-name="ce43">
            <text:p>2.783.732</text:p>
          </table:table-cell>
          <table:table-cell office:value-type="percentage" office:value="0.35274008751178604" table:style-name="ce44">
            <text:p>35,3%</text:p>
          </table:table-cell>
          <table:table-cell office:value-type="float" office:value="805923" table:style-name="ce43">
            <text:p>805.923</text:p>
          </table:table-cell>
          <table:table-cell office:value-type="percentage" office:value="0.12935326976441172" table:style-name="ce44">
            <text:p>12,9%</text:p>
          </table:table-cell>
          <table:table-cell office:value-type="float" office:value="525311" table:style-name="ce43">
            <text:p>525.311</text:p>
          </table:table-cell>
          <table:table-cell office:value-type="percentage" office:value="0.10623847236603676" table:style-name="ce44">
            <text:p>10,6%</text:p>
          </table:table-cell>
          <table:table-cell office:value-type="float" office:value="26709" table:style-name="ce43">
            <text:p>26.709</text:p>
          </table:table-cell>
          <table:table-cell office:value-type="percentage" office:value="6.8683869049853859E-3" table:style-name="ce44">
            <text:p>0,7%</text:p>
          </table:table-cell>
          <table:table-cell office:value-type="float" office:value="19530228" table:style-name="ce43">
            <text:p>19.530.228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6368253126965597" table:style-name="ce44">
            <text:p>46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6T14:38:49Z</meta:creation-date>
    <dc:date>2021-07-06T14:39:06Z</dc:date>
  </office:meta>
</office:document-meta>
</file>